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FF0000"/>
    </style:style>
    <style:style style:name="ce5" style:family="table-cell" style:parent-style-name="Comma" style:data-style-name="N38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ab1_32__40_2_41_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tables_32_valu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0" style:family="table-cell" style:parent-style-name="Normal_tab1_32__40_2_41_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Normal_tab1_32__40_2_41_" style:data-style-name="N36">
      <style:table-cell-properties style:vertical-align="automatic" fo:background-color="#FFFFFF"/>
      <style:text-properties style:font-name="Helv" style:font-name-asian="Helv" style:font-name-complex="Helv" fo:font-size="11pt" style:font-size-asian="11pt" style:font-size-complex="11pt"/>
    </style:style>
    <style:style style:name="ce12" style:family="table-cell" style:parent-style-name="Normal_tab1_32__40_2_41_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3" style:family="table-cell" style:parent-style-name="Normal_tables_32_values" style:data-style-name="N37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4" style:family="table-cell" style:parent-style-name="Normal_tab1_32__40_2_41_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Normal_tab1_32__40_2_41_" style:data-style-name="N36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Normal_tab1_32__40_2_41_" style:data-style-name="N36">
      <style:table-cell-properties style:vertical-align="automatic" fo:background-color="#FFFFFF"/>
      <style:text-properties style:font-name="Helv" style:font-name-asian="Helv" style:font-name-complex="Helv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</style:style>
    <style:style style:name="ce21" style:family="table-cell" style:parent-style-name="Default" style:data-style-name="N3">
      <style:table-cell-properties fo:background-color="#FFFFFF"/>
    </style:style>
    <style:style style:name="ce22" style:family="table-cell" style:parent-style-name="Comma" style:data-style-name="N38">
      <style:table-cell-properties style:vertical-align="middle" fo:background-color="#FFFFFF"/>
    </style:style>
    <style:style style:name="ce2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353cm"/>
    </style:style>
    <style:style style:name="ce24" style:family="table-cell" style:parent-style-name="Default" style:data-style-name="N3">
      <style:table-cell-properties style:vertical-align="middle" fo:background-color="#FFFFFF"/>
    </style:style>
    <style:style style:name="ce25" style:family="table-cell" style:parent-style-name="Default" style:data-style-name="N0">
      <style:table-cell-properties style:vertical-align="middle" fo:background-color="#FFFFFF"/>
    </style:style>
    <style:style style:name="ce2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.353cm"/>
    </style:style>
    <style:style style:name="ce29" style:family="table-cell" style:parent-style-name="Comma" style:data-style-name="N38">
      <style:table-cell-properties fo:border-top="none" fo:border-bottom="2pt solid #000000" fo:border-left="none" fo:border-right="none" fo:background-color="#FFFFFF"/>
    </style:style>
    <style:style style:name="ce30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Normal_tab1_32__40_2_41_" style:data-style-name="N36">
      <style:table-cell-properties style:vertical-align="automatic" fo:background-color="#FFFFFF"/>
      <style:text-properties style:font-name="Helv" style:font-name-asian="Helv" style:font-name-complex="Helv" fo:font-size="8pt" style:font-size-asian="8pt" style:font-size-complex="8pt"/>
    </style:style>
    <style:style style:name="ce3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4" style:family="table-cell" style:parent-style-name="Default" style:data-style-name="N1">
      <style:table-cell-properties fo:background-color="#FFFFFF"/>
      <style:text-properties fo:font-size="9pt" style:font-size-asian="9pt" style:font-size-complex="9pt"/>
    </style:style>
    <style:style style:name="ce35" style:family="table-cell" style:parent-style-name="Normal_tables_32_values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8" style:family="table-cell" style:parent-style-name="Normal_tab1_32__40_2_41_" style:data-style-name="N36">
      <style:table-cell-properties style:vertical-align="automatic" fo:background-color="#FFFFFF"/>
      <style:text-properties style:font-name="Helv" style:font-name-asian="Helv" style:font-name-complex="Helv" fo:font-size="9pt" style:font-size-asian="9pt" style:font-size-complex="9pt"/>
    </style:style>
    <style:style style:name="ce39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0" style:family="table-cell" style:parent-style-name="Normal_tables_32_values" style:data-style-name="N37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39">
      <style:table-cell-properties fo:background-color="#FFFFFF"/>
      <style:text-properties fo:font-size="9pt" style:font-size-asian="9pt" style:font-size-complex="9pt"/>
    </style:style>
    <style:style style:name="ce42" style:family="table-cell" style:parent-style-name="Comma" style:data-style-name="N38">
      <style:table-cell-properties fo:background-color="#FFFFFF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page" style:column-width="1.984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19062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2016-sample" table:style-name="ta1">
        <table:table-column table:style-name="co1" table:default-cell-style-name="ce3"/>
        <table:table-column table:style-name="co2" table:number-columns-repeated="17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4" table:number-columns-repeated="16358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7" table:style-name="ce3"/>
          <table:table-cell table:style-name="ce4"/>
          <table:table-cell table:number-columns-repeated="12" table:style-name="ce3"/>
          <table:table-cell table:style-name="ce5"/>
          <table:table-cell table:number-columns-repeated="16362" table:style-name="ce3"/>
        </table:table-row>
        <table:table-row table:style-name="ro2">
          <table:table-cell office:value-type="string" table:style-name="ce6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style-name="ce5"/>
          <table:table-cell table:number-columns-repeated="16362" table:style-name="ce3"/>
        </table:table-row>
        <table:table-row table:style-name="ro2">
          <table:table-cell table:style-name="ce6"/>
          <table:table-cell table:number-columns-repeated="20" table:style-name="ce3"/>
          <table:table-cell table:style-name="ce5"/>
          <table:table-cell table:number-columns-repeated="16362" table:style-name="ce3"/>
        </table:table-row>
        <table:table-row table:style-name="ro3">
          <table:table-cell office:value-type="string" table:style-name="ce7">
            <text:p>Sample numbers on which analyses are based: England, 1995 to 2016<text:span text:style-name="T1">1</text:span></text:p>
          </table:table-cell>
          <table:table-cell table:number-columns-repeated="4" table:style-name="ce8"/>
          <table:table-cell table:number-columns-repeated="5" table:style-name="ce9"/>
          <table:table-cell table:number-columns-repeated="5" table:style-name="ce8"/>
          <table:table-cell table:style-name="ce10"/>
          <table:table-cell table:number-columns-repeated="4" table:style-name="ce11"/>
          <table:table-cell table:style-name="ce3"/>
          <table:table-cell table:style-name="ce5"/>
          <table:table-cell table:number-columns-repeated="16362" table:style-name="ce3"/>
        </table:table-row>
        <table:table-row table:style-name="ro4">
          <table:table-cell table:number-columns-repeated="5" table:style-name="ce8"/>
          <table:table-cell table:number-columns-repeated="5" table:style-name="ce9"/>
          <table:table-cell table:number-columns-repeated="5" table:style-name="ce8"/>
          <table:table-cell table:style-name="ce10"/>
          <table:table-cell table:number-columns-repeated="4" table:style-name="ce11"/>
          <table:table-cell table:style-name="ce3"/>
          <table:table-cell table:style-name="ce5"/>
          <table:table-cell table:number-columns-repeated="16362" table:style-name="ce3"/>
        </table:table-row>
        <table:table-row table:style-name="ro4">
          <table:table-cell table:style-name="ce12"/>
          <table:table-cell table:number-columns-repeated="5" table:style-name="ce13"/>
          <table:table-cell table:style-name="ce9"/>
          <table:table-cell table:number-columns-repeated="3" table:style-name="ce13"/>
          <table:table-cell table:number-columns-repeated="5" table:style-name="ce12"/>
          <table:table-cell table:style-name="ce3"/>
          <table:table-cell table:number-columns-repeated="2" table:style-name="ce14"/>
          <table:table-cell table:number-columns-repeated="3" table:style-name="ce3"/>
          <table:table-cell table:style-name="ce5"/>
          <table:table-cell office:value-type="string" table:style-name="ce15">
            <text:p>Number</text:p>
          </table:table-cell>
          <table:table-cell table:number-columns-repeated="16361" table:style-name="ce3"/>
        </table:table-row>
        <table:table-row table:style-name="ro5">
          <table:table-cell table:style-name="ce16"/>
          <table:table-cell office:value-type="float" office:value="1995" table:style-name="ce17">
            <text:p>1995</text:p>
          </table:table-cell>
          <table:table-cell office:value-type="float" office:value="1996" table:style-name="ce17">
            <text:p>1996</text:p>
          </table:table-cell>
          <table:table-cell office:value-type="float" office:value="1997" table:style-name="ce17">
            <text:p>1997</text:p>
          </table:table-cell>
          <table:table-cell office:value-type="float" office:value="1998" table:style-name="ce17">
            <text:p>1998</text:p>
          </table:table-cell>
          <table:table-cell office:value-type="float" office:value="1999" table:style-name="ce17">
            <text:p>1999</text:p>
          </table:table-cell>
          <table:table-cell office:value-type="float" office:value="2000" table:style-name="ce17">
            <text:p>2000</text:p>
          </table:table-cell>
          <table:table-cell office:value-type="float" office:value="2001" table:style-name="ce17">
            <text:p>2001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7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7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18">
            <text:p>Household sample</text:p>
          </table:table-cell>
          <table:table-cell table:style-name="ce5"/>
          <table:table-cell table:number-columns-repeated="13" table:style-name="ce3"/>
          <table:table-cell table:style-name="ce8"/>
          <table:table-cell table:number-columns-repeated="4" table:style-name="ce19"/>
          <table:table-cell table:style-name="ce3"/>
          <table:table-cell table:style-name="ce5"/>
          <table:table-cell table:number-columns-repeated="16362" table:style-name="ce3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2733" table:style-name="ce5">
            <text:p><text:s/>2,733<text:s/></text:p>
          </table:table-cell>
          <table:table-cell office:value-type="float" office:value="2747" table:style-name="ce5">
            <text:p><text:s/>2,747<text:s/></text:p>
          </table:table-cell>
          <table:table-cell office:value-type="float" office:value="2711" table:style-name="ce5">
            <text:p><text:s/>2,711<text:s/></text:p>
          </table:table-cell>
          <table:table-cell office:value-type="float" office:value="2503" table:style-name="ce5">
            <text:p><text:s/>2,503<text:s/></text:p>
          </table:table-cell>
          <table:table-cell office:value-type="float" office:value="2559" table:style-name="ce5">
            <text:p><text:s/>2,559<text:s/></text:p>
          </table:table-cell>
          <table:table-cell office:value-type="float" office:value="2957" table:style-name="ce5">
            <text:p><text:s/>2,957<text:s/></text:p>
          </table:table-cell>
          <table:table-cell office:value-type="float" office:value="2990" table:style-name="ce5">
            <text:p><text:s/>2,990<text:s/></text:p>
          </table:table-cell>
          <table:table-cell office:value-type="float" office:value="6301" table:style-name="ce21">
            <text:p>6,301</text:p>
          </table:table-cell>
          <table:table-cell office:value-type="float" office:value="7052" table:style-name="ce21">
            <text:p>7,052</text:p>
          </table:table-cell>
          <table:table-cell office:value-type="float" office:value="6951" table:style-name="ce21">
            <text:p>6,951</text:p>
          </table:table-cell>
          <table:table-cell office:value-type="float" office:value="7166" table:style-name="ce21">
            <text:p>7,166</text:p>
          </table:table-cell>
          <table:table-cell office:value-type="float" office:value="7056" table:style-name="ce21">
            <text:p>7,056</text:p>
          </table:table-cell>
          <table:table-cell office:value-type="float" office:value="7145" table:style-name="ce21">
            <text:p>7,145</text:p>
          </table:table-cell>
          <table:table-cell office:value-type="float" office:value="6965" table:style-name="ce21">
            <text:p>6,965</text:p>
          </table:table-cell>
          <table:table-cell office:value-type="float" office:value="7225" table:style-name="ce21">
            <text:p>7,225</text:p>
          </table:table-cell>
          <table:table-cell office:value-type="float" office:value="6970" table:style-name="ce22">
            <text:p><text:s/>6,970<text:s/></text:p>
          </table:table-cell>
          <table:table-cell office:value-type="float" office:value="6668" table:style-name="ce22">
            <text:p><text:s/>6,668<text:s/></text:p>
          </table:table-cell>
          <table:table-cell office:value-type="float" office:value="7078" table:style-name="ce22">
            <text:p><text:s/>7,078<text:s/></text:p>
          </table:table-cell>
          <table:table-cell office:value-type="float" office:value="6830" table:style-name="ce22">
            <text:p><text:s/>6,830<text:s/></text:p>
          </table:table-cell>
          <table:table-cell office:value-type="float" office:value="6900" table:style-name="ce22">
            <text:p><text:s/>6,900<text:s/></text:p>
          </table:table-cell>
          <table:table-cell office:value-type="float" office:value="6572" table:style-name="ce5">
            <text:p><text:s/>6,572<text:s/></text:p>
          </table:table-cell>
          <table:table-cell office:value-type="float" office:value="6656" table:style-name="ce5">
            <text:p><text:s/>6,656<text:s/></text:p>
          </table:table-cell>
          <table:table-cell table:style-name="ce3"/>
          <table:table-cell table:number-columns-repeated="7" table:style-name="ce22"/>
          <table:table-cell table:number-columns-repeated="16353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float" office:value="2982" table:style-name="ce5">
            <text:p><text:s/>2,982<text:s/></text:p>
          </table:table-cell>
          <table:table-cell office:value-type="float" office:value="3000" table:style-name="ce5">
            <text:p><text:s/>3,000<text:s/></text:p>
          </table:table-cell>
          <table:table-cell office:value-type="float" office:value="3000" table:style-name="ce5">
            <text:p><text:s/>3,000<text:s/></text:p>
          </table:table-cell>
          <table:table-cell office:value-type="float" office:value="2819" table:style-name="ce5">
            <text:p><text:s/>2,819<text:s/></text:p>
          </table:table-cell>
          <table:table-cell office:value-type="float" office:value="2879" table:style-name="ce5">
            <text:p><text:s/>2,879<text:s/></text:p>
          </table:table-cell>
          <table:table-cell office:value-type="float" office:value="3255" table:style-name="ce5">
            <text:p><text:s/>3,255<text:s/></text:p>
          </table:table-cell>
          <table:table-cell office:value-type="float" office:value="3232" table:style-name="ce5">
            <text:p><text:s/>3,232<text:s/></text:p>
          </table:table-cell>
          <table:table-cell office:value-type="float" office:value="7537" table:style-name="ce21">
            <text:p>7,537</text:p>
          </table:table-cell>
          <table:table-cell office:value-type="float" office:value="7853" table:style-name="ce21">
            <text:p>7,853</text:p>
          </table:table-cell>
          <table:table-cell office:value-type="float" office:value="7692" table:style-name="ce21">
            <text:p>7,692</text:p>
          </table:table-cell>
          <table:table-cell office:value-type="float" office:value="8065" table:style-name="ce21">
            <text:p>8,065</text:p>
          </table:table-cell>
          <table:table-cell office:value-type="float" office:value="7884" table:style-name="ce21">
            <text:p>7,884</text:p>
          </table:table-cell>
          <table:table-cell office:value-type="float" office:value="7879" table:style-name="ce21">
            <text:p>7,879</text:p>
          </table:table-cell>
          <table:table-cell office:value-type="float" office:value="7665" table:style-name="ce21">
            <text:p>7,665</text:p>
          </table:table-cell>
          <table:table-cell office:value-type="float" office:value="7859" table:style-name="ce21">
            <text:p>7,859</text:p>
          </table:table-cell>
          <table:table-cell office:value-type="float" office:value="7534" table:style-name="ce22">
            <text:p><text:s/>7,534<text:s/></text:p>
          </table:table-cell>
          <table:table-cell office:value-type="float" office:value="7290" table:style-name="ce22">
            <text:p><text:s/>7,290<text:s/></text:p>
          </table:table-cell>
          <table:table-cell office:value-type="float" office:value="7725" table:style-name="ce22">
            <text:p><text:s/>7,725<text:s/></text:p>
          </table:table-cell>
          <table:table-cell office:value-type="float" office:value="7822" table:style-name="ce22">
            <text:p><text:s/>7,822<text:s/></text:p>
          </table:table-cell>
          <table:table-cell office:value-type="float" office:value="7439" table:style-name="ce22">
            <text:p><text:s/>7,439<text:s/></text:p>
          </table:table-cell>
          <table:table-cell office:value-type="float" office:value="7564" table:style-name="ce5">
            <text:p><text:s/>7,564<text:s/></text:p>
          </table:table-cell>
          <table:table-cell office:value-type="float" office:value="7328" table:style-name="ce5">
            <text:p><text:s/>7,328<text:s/>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2749.0237914323802" table:style-name="ce5">
            <text:p><text:s/>2,749<text:s/></text:p>
          </table:table-cell>
          <table:table-cell office:value-type="float" office:value="2753.0384313762102" table:style-name="ce5">
            <text:p><text:s/>2,753<text:s/></text:p>
          </table:table-cell>
          <table:table-cell office:value-type="float" office:value="2697.8785339891901" table:style-name="ce5">
            <text:p><text:s/>2,698<text:s/></text:p>
          </table:table-cell>
          <table:table-cell office:value-type="float" office:value="2509.9707165956402" table:style-name="ce5">
            <text:p><text:s/>2,510<text:s/></text:p>
          </table:table-cell>
          <table:table-cell office:value-type="float" office:value="2585.0382841825399" table:style-name="ce5">
            <text:p><text:s/>2,585<text:s/></text:p>
          </table:table-cell>
          <table:table-cell office:value-type="float" office:value="2944.7250729203201" table:style-name="ce5">
            <text:p><text:s/>2,945<text:s/></text:p>
          </table:table-cell>
          <table:table-cell office:value-type="float" office:value="3002.2092961072899" table:style-name="ce5">
            <text:p><text:s/>3,002<text:s/></text:p>
          </table:table-cell>
          <table:table-cell office:value-type="float" office:value="6387.7581079006104" table:style-name="ce21">
            <text:p>6,388</text:p>
          </table:table-cell>
          <table:table-cell office:value-type="float" office:value="7099.5770663618996" table:style-name="ce21">
            <text:p>7,100</text:p>
          </table:table-cell>
          <table:table-cell office:value-type="float" office:value="6979.7527012526898" table:style-name="ce21">
            <text:p>6,980</text:p>
          </table:table-cell>
          <table:table-cell office:value-type="float" office:value="7250.8315266370701" table:style-name="ce21">
            <text:p>7,251</text:p>
          </table:table-cell>
          <table:table-cell office:value-type="float" office:value="7124.2109552621796" table:style-name="ce21">
            <text:p>7,124</text:p>
          </table:table-cell>
          <table:table-cell office:value-type="float" office:value="7227.4799336791002" table:style-name="ce21">
            <text:p>7,227</text:p>
          </table:table-cell>
          <table:table-cell office:value-type="float" office:value="6983.2040582125701" table:style-name="ce21">
            <text:p>6,983</text:p>
          </table:table-cell>
          <table:table-cell office:value-type="float" office:value="7185.6103066831502" table:style-name="ce21">
            <text:p>7,186</text:p>
          </table:table-cell>
          <table:table-cell office:value-type="float" office:value="6945.4623475461904" table:style-name="ce22">
            <text:p><text:s/>6,945<text:s/></text:p>
          </table:table-cell>
          <table:table-cell office:value-type="float" office:value="6624.3158907594097" table:style-name="ce22">
            <text:p><text:s/>6,624<text:s/></text:p>
          </table:table-cell>
          <table:table-cell office:value-type="float" office:value="7037.7550038566596" table:style-name="ce22">
            <text:p><text:s/>7,038<text:s/></text:p>
          </table:table-cell>
          <table:table-cell office:value-type="float" office:value="6830.00000000001" table:style-name="ce22">
            <text:p><text:s/>6,830<text:s/></text:p>
          </table:table-cell>
          <table:table-cell office:value-type="float" office:value="6900.0023077370097" table:style-name="ce22">
            <text:p><text:s/>6,900<text:s/></text:p>
          </table:table-cell>
          <table:table-cell office:value-type="float" office:value="6572.01" table:style-name="ce5">
            <text:p><text:s/>6,572<text:s/></text:p>
          </table:table-cell>
          <table:table-cell office:value-type="float" office:value="6656.0016953632003" table:style-name="ce5">
            <text:p><text:s/>6,656<text:s/>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20">
            <text:p>Weighted interview</text:p>
          </table:table-cell>
          <table:table-cell office:value-type="float" office:value="2987.3351458012999" table:style-name="ce5">
            <text:p><text:s/>2,987<text:s/></text:p>
          </table:table-cell>
          <table:table-cell office:value-type="float" office:value="3005.4923115074598" table:style-name="ce5">
            <text:p><text:s/>3,005<text:s/></text:p>
          </table:table-cell>
          <table:table-cell office:value-type="float" office:value="2977.1896756589399" table:style-name="ce5">
            <text:p><text:s/>2,977<text:s/></text:p>
          </table:table-cell>
          <table:table-cell office:value-type="float" office:value="2816.2872132360899" table:style-name="ce5">
            <text:p><text:s/>2,816<text:s/></text:p>
          </table:table-cell>
          <table:table-cell office:value-type="float" office:value="2897.1714878380199" table:style-name="ce5">
            <text:p><text:s/>2,897<text:s/></text:p>
          </table:table-cell>
          <table:table-cell office:value-type="float" office:value="3247.72302150726" table:style-name="ce5">
            <text:p><text:s/>3,248<text:s/></text:p>
          </table:table-cell>
          <table:table-cell office:value-type="float" office:value="3254.2728577256198" table:style-name="ce5">
            <text:p><text:s/>3,254<text:s/></text:p>
          </table:table-cell>
          <table:table-cell office:value-type="float" office:value="7593.3797433078198" table:style-name="ce21">
            <text:p>7,593</text:p>
          </table:table-cell>
          <table:table-cell office:value-type="float" office:value="7897.9109740555195" table:style-name="ce21">
            <text:p>7,898</text:p>
          </table:table-cell>
          <table:table-cell office:value-type="float" office:value="7737.8401359058898" table:style-name="ce21">
            <text:p>7,738</text:p>
          </table:table-cell>
          <table:table-cell office:value-type="float" office:value="8136.8663703501197" table:style-name="ce21">
            <text:p>8,137</text:p>
          </table:table-cell>
          <table:table-cell office:value-type="float" office:value="7950.0413253903298" table:style-name="ce21">
            <text:p>7,950</text:p>
          </table:table-cell>
          <table:table-cell office:value-type="float" office:value="7956.8396946489802" table:style-name="ce21">
            <text:p>7,957</text:p>
          </table:table-cell>
          <table:table-cell office:value-type="float" office:value="7694.7025457106902" table:style-name="ce21">
            <text:p>7,695</text:p>
          </table:table-cell>
          <table:table-cell office:value-type="float" office:value="7822.1900225722702" table:style-name="ce21">
            <text:p>7,822</text:p>
          </table:table-cell>
          <table:table-cell office:value-type="float" office:value="7520.4692066446996" table:style-name="ce22">
            <text:p><text:s/>7,520<text:s/></text:p>
          </table:table-cell>
          <table:table-cell office:value-type="float" office:value="7256.7557038341201" table:style-name="ce22">
            <text:p><text:s/>7,257<text:s/></text:p>
          </table:table-cell>
          <table:table-cell office:value-type="float" office:value="7700.8242899445704" table:style-name="ce22">
            <text:p><text:s/>7,701<text:s/></text:p>
          </table:table-cell>
          <table:table-cell office:value-type="float" office:value="7821.99999999999" table:style-name="ce22">
            <text:p><text:s/>7,822<text:s/></text:p>
          </table:table-cell>
          <table:table-cell office:value-type="float" office:value="7439.0032675357597" table:style-name="ce22">
            <text:p><text:s/>7,439<text:s/></text:p>
          </table:table-cell>
          <table:table-cell office:value-type="float" office:value="7564.0012348800801" table:style-name="ce5">
            <text:p><text:s/>7,564<text:s/></text:p>
          </table:table-cell>
          <table:table-cell office:value-type="float" office:value="7327.9968946867602" table:style-name="ce5">
            <text:p><text:s/>7,328<text:s/>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18">
            <text:p>Individual sample</text:p>
          </table:table-cell>
          <table:table-cell table:number-columns-repeated="7" table:style-name="ce5"/>
          <table:table-cell table:style-name="ce21"/>
          <table:table-cell table:number-columns-repeated="7" table:style-name="ce3"/>
          <table:table-cell table:number-columns-repeated="3" table:style-name="ce22"/>
          <table:table-cell table:style-name="ce19"/>
          <table:table-cell table:style-name="ce3"/>
          <table:table-cell table:number-columns-repeated="2" table:style-name="ce5"/>
          <table:table-cell table:number-columns-repeated="16361" table:style-name="ce3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6580" table:style-name="ce5">
            <text:p><text:s/>6,580<text:s/></text:p>
          </table:table-cell>
          <table:table-cell office:value-type="float" office:value="6587" table:style-name="ce5">
            <text:p><text:s/>6,587<text:s/></text:p>
          </table:table-cell>
          <table:table-cell office:value-type="float" office:value="6454" table:style-name="ce5">
            <text:p><text:s/>6,454<text:s/></text:p>
          </table:table-cell>
          <table:table-cell office:value-type="float" office:value="5876" table:style-name="ce5">
            <text:p><text:s/>5,876<text:s/></text:p>
          </table:table-cell>
          <table:table-cell office:value-type="float" office:value="5927" table:style-name="ce5">
            <text:p><text:s/>5,927<text:s/></text:p>
          </table:table-cell>
          <table:table-cell office:value-type="float" office:value="6936" table:style-name="ce5">
            <text:p><text:s/>6,936<text:s/></text:p>
          </table:table-cell>
          <table:table-cell office:value-type="float" office:value="6883" table:style-name="ce5">
            <text:p><text:s/>6,883<text:s/></text:p>
          </table:table-cell>
          <table:table-cell office:value-type="float" office:value="14369" table:style-name="ce21">
            <text:p>14,369</text:p>
          </table:table-cell>
          <table:table-cell office:value-type="float" office:value="16685" table:style-name="ce21">
            <text:p>16,685</text:p>
          </table:table-cell>
          <table:table-cell office:value-type="float" office:value="16487" table:style-name="ce21">
            <text:p>16,487</text:p>
          </table:table-cell>
          <table:table-cell office:value-type="float" office:value="16956" table:style-name="ce21">
            <text:p>16,956</text:p>
          </table:table-cell>
          <table:table-cell office:value-type="float" office:value="16648" table:style-name="ce21">
            <text:p>16,648</text:p>
          </table:table-cell>
          <table:table-cell office:value-type="float" office:value="16858" table:style-name="ce21">
            <text:p>16,858</text:p>
          </table:table-cell>
          <table:table-cell office:value-type="float" office:value="16360" table:style-name="ce21">
            <text:p>16,360</text:p>
          </table:table-cell>
          <table:table-cell office:value-type="float" office:value="17299" table:style-name="ce21">
            <text:p>17,299</text:p>
          </table:table-cell>
          <table:table-cell office:value-type="float" office:value="16553" table:style-name="ce22">
            <text:p><text:s/>16,553<text:s/></text:p>
          </table:table-cell>
          <table:table-cell office:value-type="float" office:value="15730" table:style-name="ce22">
            <text:p><text:s/>15,730<text:s/></text:p>
          </table:table-cell>
          <table:table-cell office:value-type="float" office:value="16670" table:style-name="ce22">
            <text:p><text:s/>16,670<text:s/></text:p>
          </table:table-cell>
          <table:table-cell office:value-type="float" office:value="16192" table:style-name="ce22">
            <text:p><text:s/>16,192<text:s/></text:p>
          </table:table-cell>
          <table:table-cell office:value-type="float" office:value="16491" table:style-name="ce22">
            <text:p><text:s/>16,491<text:s/></text:p>
          </table:table-cell>
          <table:table-cell office:value-type="float" office:value="15525" table:style-name="ce5">
            <text:p><text:s/>15,525<text:s/></text:p>
          </table:table-cell>
          <table:table-cell office:value-type="float" office:value="15840" table:style-name="ce5">
            <text:p><text:s/>15,840<text:s/></text:p>
          </table:table-cell>
          <table:table-cell table:style-name="ce3"/>
          <table:table-cell table:style-name="ce22"/>
          <table:table-cell table:number-columns-repeated="16359" table:style-name="ce3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float" office:value="7296" table:style-name="ce5">
            <text:p><text:s/>7,296<text:s/></text:p>
          </table:table-cell>
          <table:table-cell office:value-type="float" office:value="7307" table:style-name="ce5">
            <text:p><text:s/>7,307<text:s/></text:p>
          </table:table-cell>
          <table:table-cell office:value-type="float" office:value="7325" table:style-name="ce5">
            <text:p><text:s/>7,325<text:s/></text:p>
          </table:table-cell>
          <table:table-cell office:value-type="float" office:value="6839" table:style-name="ce5">
            <text:p><text:s/>6,839<text:s/></text:p>
          </table:table-cell>
          <table:table-cell office:value-type="float" office:value="6846" table:style-name="ce5">
            <text:p><text:s/>6,846<text:s/></text:p>
          </table:table-cell>
          <table:table-cell office:value-type="float" office:value="7783" table:style-name="ce5">
            <text:p><text:s/>7,783<text:s/></text:p>
          </table:table-cell>
          <table:table-cell office:value-type="float" office:value="7581" table:style-name="ce5">
            <text:p><text:s/>7,581<text:s/></text:p>
          </table:table-cell>
          <table:table-cell office:value-type="float" office:value="17851" table:style-name="ce21">
            <text:p>17,851</text:p>
          </table:table-cell>
          <table:table-cell office:value-type="float" office:value="18876" table:style-name="ce21">
            <text:p>18,876</text:p>
          </table:table-cell>
          <table:table-cell office:value-type="float" office:value="18506" table:style-name="ce21">
            <text:p>18,506</text:p>
          </table:table-cell>
          <table:table-cell office:value-type="float" office:value="19402" table:style-name="ce21">
            <text:p>19,402</text:p>
          </table:table-cell>
          <table:table-cell office:value-type="float" office:value="18945" table:style-name="ce21">
            <text:p>18,945</text:p>
          </table:table-cell>
          <table:table-cell office:value-type="float" office:value="18763" table:style-name="ce21">
            <text:p>18,763</text:p>
          </table:table-cell>
          <table:table-cell office:value-type="float" office:value="18218" table:style-name="ce21">
            <text:p>18,218</text:p>
          </table:table-cell>
          <table:table-cell office:value-type="float" office:value="18956" table:style-name="ce21">
            <text:p>18,956</text:p>
          </table:table-cell>
          <table:table-cell office:value-type="float" office:value="18061" table:style-name="ce22">
            <text:p><text:s/>18,061<text:s/></text:p>
          </table:table-cell>
          <table:table-cell office:value-type="float" office:value="17366" table:style-name="ce22">
            <text:p><text:s/>17,366<text:s/></text:p>
          </table:table-cell>
          <table:table-cell office:value-type="float" office:value="18441" table:style-name="ce22">
            <text:p><text:s/>18,441<text:s/></text:p>
          </table:table-cell>
          <table:table-cell office:value-type="float" office:value="18765" table:style-name="ce22">
            <text:p><text:s/>18,765<text:s/></text:p>
          </table:table-cell>
          <table:table-cell office:value-type="float" office:value="17909" table:style-name="ce22">
            <text:p><text:s/>17,909<text:s/></text:p>
          </table:table-cell>
          <table:table-cell office:value-type="float" office:value="18071" table:style-name="ce5">
            <text:p><text:s/>18,071<text:s/></text:p>
          </table:table-cell>
          <table:table-cell office:value-type="float" office:value="17633" table:style-name="ce5">
            <text:p><text:s/>17,633<text:s/>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6580.6276659667401" table:style-name="ce5">
            <text:p><text:s/>6,581<text:s/></text:p>
          </table:table-cell>
          <table:table-cell office:value-type="float" office:value="6630.7530793249598" table:style-name="ce5">
            <text:p><text:s/>6,631<text:s/></text:p>
          </table:table-cell>
          <table:table-cell office:value-type="float" office:value="6416.9454852640602" table:style-name="ce5">
            <text:p><text:s/>6,417<text:s/></text:p>
          </table:table-cell>
          <table:table-cell office:value-type="float" office:value="6003.0933820009204" table:style-name="ce5">
            <text:p><text:s/>6,003<text:s/></text:p>
          </table:table-cell>
          <table:table-cell office:value-type="float" office:value="6122.12410199642" table:style-name="ce5">
            <text:p><text:s/>6,122<text:s/></text:p>
          </table:table-cell>
          <table:table-cell office:value-type="float" office:value="6963.7873765230097" table:style-name="ce5">
            <text:p><text:s/>6,964<text:s/></text:p>
          </table:table-cell>
          <table:table-cell office:value-type="float" office:value="7021.7391390204402" table:style-name="ce5">
            <text:p><text:s/>7,022<text:s/></text:p>
          </table:table-cell>
          <table:table-cell office:value-type="float" office:value="15067.742966353801" table:style-name="ce21">
            <text:p>15,068</text:p>
          </table:table-cell>
          <table:table-cell office:value-type="float" office:value="16867.760986953901" table:style-name="ce21">
            <text:p>16,868</text:p>
          </table:table-cell>
          <table:table-cell office:value-type="float" office:value="16630.369527876301" table:style-name="ce21">
            <text:p>16,630</text:p>
          </table:table-cell>
          <table:table-cell office:value-type="float" office:value="17321.382887840198" table:style-name="ce21">
            <text:p>17,321</text:p>
          </table:table-cell>
          <table:table-cell office:value-type="float" office:value="17062.784595906702" table:style-name="ce21">
            <text:p>17,063</text:p>
          </table:table-cell>
          <table:table-cell office:value-type="float" office:value="17201.1159392595" table:style-name="ce21">
            <text:p>17,201</text:p>
          </table:table-cell>
          <table:table-cell office:value-type="float" office:value="16608.296127558999" table:style-name="ce21">
            <text:p>16,608</text:p>
          </table:table-cell>
          <table:table-cell office:value-type="float" office:value="17179.701390964001" table:style-name="ce21">
            <text:p>17,180</text:p>
          </table:table-cell>
          <table:table-cell office:value-type="float" office:value="16582.322313241399" table:style-name="ce22">
            <text:p><text:s/>16,582<text:s/></text:p>
          </table:table-cell>
          <table:table-cell office:value-type="float" office:value="15849.6516769847" table:style-name="ce22">
            <text:p><text:s/>15,850<text:s/></text:p>
          </table:table-cell>
          <table:table-cell office:value-type="float" office:value="16899.673916818501" table:style-name="ce22">
            <text:p><text:s/>16,900<text:s/></text:p>
          </table:table-cell>
          <table:table-cell office:value-type="float" office:value="16411.415562154099" table:style-name="ce22">
            <text:p><text:s/>16,411<text:s/></text:p>
          </table:table-cell>
          <table:table-cell office:value-type="float" office:value="16623.7756468113" table:style-name="ce22">
            <text:p><text:s/>16,624<text:s/></text:p>
          </table:table-cell>
          <table:table-cell office:value-type="float" office:value="15772.36" table:style-name="ce5">
            <text:p><text:s/>15,772<text:s/></text:p>
          </table:table-cell>
          <table:table-cell office:value-type="float" office:value="16024.731735322701" table:style-name="ce5">
            <text:p><text:s/>16,025<text:s/>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20">
            <text:p>Weighted interview</text:p>
          </table:table-cell>
          <table:table-cell office:value-type="float" office:value="7155.6390869617398" table:style-name="ce5">
            <text:p><text:s/>7,156<text:s/></text:p>
          </table:table-cell>
          <table:table-cell office:value-type="float" office:value="7234.9227484762596" table:style-name="ce5">
            <text:p><text:s/>7,235<text:s/></text:p>
          </table:table-cell>
          <table:table-cell office:value-type="float" office:value="7088.6959248483099" table:style-name="ce5">
            <text:p><text:s/>7,089<text:s/></text:p>
          </table:table-cell>
          <table:table-cell office:value-type="float" office:value="6742.5737412571898" table:style-name="ce5">
            <text:p><text:s/>6,743<text:s/></text:p>
          </table:table-cell>
          <table:table-cell office:value-type="float" office:value="6850.4597604870696" table:style-name="ce5">
            <text:p><text:s/>6,850<text:s/></text:p>
          </table:table-cell>
          <table:table-cell office:value-type="float" office:value="7669.36453986167" table:style-name="ce5">
            <text:p><text:s/>7,669<text:s/></text:p>
          </table:table-cell>
          <table:table-cell office:value-type="float" office:value="7599.8292040824799" table:style-name="ce5">
            <text:p><text:s/>7,600<text:s/></text:p>
          </table:table-cell>
          <table:table-cell office:value-type="float" office:value="17906.439487010201" table:style-name="ce21">
            <text:p>17,906</text:p>
          </table:table-cell>
          <table:table-cell office:value-type="float" office:value="18778.232311189098" table:style-name="ce21">
            <text:p>18,778</text:p>
          </table:table-cell>
          <table:table-cell office:value-type="float" office:value="18411.771756142301" table:style-name="ce21">
            <text:p>18,412</text:p>
          </table:table-cell>
          <table:table-cell office:value-type="float" office:value="19420.079906165502" table:style-name="ce21">
            <text:p>19,420</text:p>
          </table:table-cell>
          <table:table-cell office:value-type="float" office:value="19048.9023838639" table:style-name="ce21">
            <text:p>19,049</text:p>
          </table:table-cell>
          <table:table-cell office:value-type="float" office:value="18942.385855942899" table:style-name="ce21">
            <text:p>18,942</text:p>
          </table:table-cell>
          <table:table-cell office:value-type="float" office:value="18303.177092431401" table:style-name="ce21">
            <text:p>18,303</text:p>
          </table:table-cell>
          <table:table-cell office:value-type="float" office:value="18724.2892738218" table:style-name="ce21">
            <text:p>18,724</text:p>
          </table:table-cell>
          <table:table-cell office:value-type="float" office:value="17973.9757117595" table:style-name="ce22">
            <text:p><text:s/>17,974<text:s/></text:p>
          </table:table-cell>
          <table:table-cell office:value-type="float" office:value="17336.911372162602" table:style-name="ce22">
            <text:p><text:s/>17,337<text:s/></text:p>
          </table:table-cell>
          <table:table-cell office:value-type="float" office:value="18486.2040998589" table:style-name="ce22">
            <text:p><text:s/>18,486<text:s/></text:p>
          </table:table-cell>
          <table:table-cell office:value-type="float" office:value="18785.811085883801" table:style-name="ce22">
            <text:p><text:s/>18,786<text:s/></text:p>
          </table:table-cell>
          <table:table-cell office:value-type="float" office:value="17913.431132450802" table:style-name="ce22">
            <text:p><text:s/>17,913<text:s/></text:p>
          </table:table-cell>
          <table:table-cell office:value-type="float" office:value="18149.337054321401" table:style-name="ce5">
            <text:p><text:s/>18,149<text:s/></text:p>
          </table:table-cell>
          <table:table-cell office:value-type="float" office:value="17661.704050738801" table:style-name="ce5">
            <text:p><text:s/>17,662<text:s/></text:p>
          </table:table-cell>
          <table:table-cell table:number-columns-repeated="16361"/>
        </table:table-row>
        <table:table-row table:style-name="ro2">
          <table:table-cell office:value-type="string" table:style-name="ce18">
            <text:p>Child (&lt;16 yrs) sample</text:p>
          </table:table-cell>
          <table:table-cell table:number-columns-repeated="7" table:style-name="ce5"/>
          <table:table-cell table:number-columns-repeated="8" table:style-name="ce21"/>
          <table:table-cell table:number-columns-repeated="3" table:style-name="ce22"/>
          <table:table-cell table:style-name="ce19"/>
          <table:table-cell table:style-name="ce3"/>
          <table:table-cell table:number-columns-repeated="2" table:style-name="ce5"/>
          <table:table-cell table:number-columns-repeated="16361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1483" table:style-name="ce5">
            <text:p><text:s/>1,483<text:s/></text:p>
          </table:table-cell>
          <table:table-cell office:value-type="float" office:value="1439" table:style-name="ce5">
            <text:p><text:s/>1,439<text:s/></text:p>
          </table:table-cell>
          <table:table-cell office:value-type="float" office:value="1418" table:style-name="ce5">
            <text:p><text:s/>1,418<text:s/></text:p>
          </table:table-cell>
          <table:table-cell office:value-type="float" office:value="1244" table:style-name="ce5">
            <text:p><text:s/>1,244<text:s/></text:p>
          </table:table-cell>
          <table:table-cell office:value-type="float" office:value="1268" table:style-name="ce5">
            <text:p><text:s/>1,268<text:s/></text:p>
          </table:table-cell>
          <table:table-cell office:value-type="float" office:value="1494" table:style-name="ce5">
            <text:p><text:s/>1,494<text:s/></text:p>
          </table:table-cell>
          <table:table-cell office:value-type="float" office:value="1424" table:style-name="ce5">
            <text:p><text:s/>1,424<text:s/></text:p>
          </table:table-cell>
          <table:table-cell office:value-type="float" office:value="2917" table:style-name="ce21">
            <text:p>2,917</text:p>
          </table:table-cell>
          <table:table-cell office:value-type="float" office:value="3615" table:style-name="ce21">
            <text:p>3,615</text:p>
          </table:table-cell>
          <table:table-cell office:value-type="float" office:value="3566" table:style-name="ce21">
            <text:p>3,566</text:p>
          </table:table-cell>
          <table:table-cell office:value-type="float" office:value="3540" table:style-name="ce21">
            <text:p>3,540</text:p>
          </table:table-cell>
          <table:table-cell office:value-type="float" office:value="3386" table:style-name="ce21">
            <text:p>3,386</text:p>
          </table:table-cell>
          <table:table-cell office:value-type="float" office:value="3426" table:style-name="ce21">
            <text:p>3,426</text:p>
          </table:table-cell>
          <table:table-cell office:value-type="float" office:value="3292" table:style-name="ce21">
            <text:p>3,292</text:p>
          </table:table-cell>
          <table:table-cell office:value-type="float" office:value="3566" table:style-name="ce21">
            <text:p>3,566</text:p>
          </table:table-cell>
          <table:table-cell office:value-type="float" office:value="3417" table:style-name="ce22">
            <text:p><text:s/>3,417<text:s/></text:p>
          </table:table-cell>
          <table:table-cell office:value-type="float" office:value="3128" table:style-name="ce22">
            <text:p><text:s/>3,128<text:s/></text:p>
          </table:table-cell>
          <table:table-cell office:value-type="float" office:value="3242" table:style-name="ce22">
            <text:p><text:s/>3,242<text:s/></text:p>
          </table:table-cell>
          <table:table-cell office:value-type="float" office:value="3291" table:style-name="ce22">
            <text:p><text:s/>3,291<text:s/></text:p>
          </table:table-cell>
          <table:table-cell office:value-type="float" office:value="3398" table:style-name="ce22">
            <text:p><text:s/>3,398<text:s/></text:p>
          </table:table-cell>
          <table:table-cell office:value-type="float" office:value="3093" table:style-name="ce22">
            <text:p><text:s/>3,093<text:s/></text:p>
          </table:table-cell>
          <table:table-cell office:value-type="float" office:value="3224" table:style-name="ce22">
            <text:p><text:s/>3,224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float" office:value="1665" table:style-name="ce5">
            <text:p><text:s/>1,665<text:s/></text:p>
          </table:table-cell>
          <table:table-cell office:value-type="float" office:value="1609" table:style-name="ce5">
            <text:p><text:s/>1,609<text:s/></text:p>
          </table:table-cell>
          <table:table-cell office:value-type="float" office:value="1658" table:style-name="ce5">
            <text:p><text:s/>1,658<text:s/></text:p>
          </table:table-cell>
          <table:table-cell office:value-type="float" office:value="1492" table:style-name="ce5">
            <text:p><text:s/>1,492<text:s/></text:p>
          </table:table-cell>
          <table:table-cell office:value-type="float" office:value="1474" table:style-name="ce5">
            <text:p><text:s/>1,474<text:s/></text:p>
          </table:table-cell>
          <table:table-cell office:value-type="float" office:value="1698" table:style-name="ce5">
            <text:p><text:s/>1,698<text:s/></text:p>
          </table:table-cell>
          <table:table-cell office:value-type="float" office:value="1590" table:style-name="ce5">
            <text:p><text:s/>1,590<text:s/></text:p>
          </table:table-cell>
          <table:table-cell office:value-type="float" office:value="3792" table:style-name="ce21">
            <text:p>3,792</text:p>
          </table:table-cell>
          <table:table-cell office:value-type="float" office:value="4066" table:style-name="ce21">
            <text:p>4,066</text:p>
          </table:table-cell>
          <table:table-cell office:value-type="float" office:value="4031" table:style-name="ce21">
            <text:p>4,031</text:p>
          </table:table-cell>
          <table:table-cell office:value-type="float" office:value="4079" table:style-name="ce21">
            <text:p>4,079</text:p>
          </table:table-cell>
          <table:table-cell office:value-type="float" office:value="3870" table:style-name="ce21">
            <text:p>3,870</text:p>
          </table:table-cell>
          <table:table-cell office:value-type="float" office:value="3798" table:style-name="ce21">
            <text:p>3,798</text:p>
          </table:table-cell>
          <table:table-cell office:value-type="float" office:value="3686" table:style-name="ce21">
            <text:p>3,686</text:p>
          </table:table-cell>
          <table:table-cell office:value-type="float" office:value="3892" table:style-name="ce21">
            <text:p>3,892</text:p>
          </table:table-cell>
          <table:table-cell office:value-type="float" office:value="3710" table:style-name="ce22">
            <text:p><text:s/>3,710<text:s/></text:p>
          </table:table-cell>
          <table:table-cell office:value-type="float" office:value="3442" table:style-name="ce22">
            <text:p><text:s/>3,442<text:s/></text:p>
          </table:table-cell>
          <table:table-cell office:value-type="float" office:value="3626" table:style-name="ce22">
            <text:p><text:s/>3,626<text:s/></text:p>
          </table:table-cell>
          <table:table-cell office:value-type="float" office:value="3831" table:style-name="ce22">
            <text:p><text:s/>3,831<text:s/></text:p>
          </table:table-cell>
          <table:table-cell office:value-type="float" office:value="3699" table:style-name="ce22">
            <text:p><text:s/>3,699<text:s/></text:p>
          </table:table-cell>
          <table:table-cell office:value-type="float" office:value="3601" table:style-name="ce22">
            <text:p><text:s/>3,601<text:s/></text:p>
          </table:table-cell>
          <table:table-cell office:value-type="float" office:value="3604" table:style-name="ce22">
            <text:p><text:s/>3,604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1372.5899041294999" table:style-name="ce5">
            <text:p><text:s/>1,373<text:s/></text:p>
          </table:table-cell>
          <table:table-cell office:value-type="float" office:value="1410.9232389628801" table:style-name="ce5">
            <text:p><text:s/>1,411<text:s/></text:p>
          </table:table-cell>
          <table:table-cell office:value-type="float" office:value="1311.29017588496" table:style-name="ce5">
            <text:p><text:s/>1,311<text:s/></text:p>
          </table:table-cell>
          <table:table-cell office:value-type="float" office:value="1256.72753554582" table:style-name="ce5">
            <text:p><text:s/>1,257<text:s/></text:p>
          </table:table-cell>
          <table:table-cell office:value-type="float" office:value="1283.3680710792501" table:style-name="ce5">
            <text:p><text:s/>1,283<text:s/></text:p>
          </table:table-cell>
          <table:table-cell office:value-type="float" office:value="1433.6466917395501" table:style-name="ce5">
            <text:p><text:s/>1,434<text:s/></text:p>
          </table:table-cell>
          <table:table-cell office:value-type="float" office:value="1388.0433233380299" table:style-name="ce5">
            <text:p><text:s/>1,388<text:s/></text:p>
          </table:table-cell>
          <table:table-cell office:value-type="float" office:value="3042.1607409715598" table:style-name="ce21">
            <text:p>3,042</text:p>
          </table:table-cell>
          <table:table-cell office:value-type="float" office:value="3385.0807859599499" table:style-name="ce21">
            <text:p>3,385</text:p>
          </table:table-cell>
          <table:table-cell office:value-type="float" office:value="3291.9129005968498" table:style-name="ce21">
            <text:p>3,292</text:p>
          </table:table-cell>
          <table:table-cell office:value-type="float" office:value="3405.1447499394399" table:style-name="ce21">
            <text:p>3,405</text:p>
          </table:table-cell>
          <table:table-cell office:value-type="float" office:value="3334.1669959425899" table:style-name="ce21">
            <text:p>3,334</text:p>
          </table:table-cell>
          <table:table-cell office:value-type="float" office:value="3259.1268135905202" table:style-name="ce21">
            <text:p>3,259</text:p>
          </table:table-cell>
          <table:table-cell office:value-type="float" office:value="3179.9418056571599" table:style-name="ce21">
            <text:p>3,180</text:p>
          </table:table-cell>
          <table:table-cell office:value-type="float" office:value="3312.9191645186302" table:style-name="ce21">
            <text:p>3,313</text:p>
          </table:table-cell>
          <table:table-cell office:value-type="float" office:value="3207.6661698760699" table:style-name="ce22">
            <text:p><text:s/>3,208<text:s/></text:p>
          </table:table-cell>
          <table:table-cell office:value-type="float" office:value="3082.6861488027798" table:style-name="ce22">
            <text:p><text:s/>3,083<text:s/></text:p>
          </table:table-cell>
          <table:table-cell office:value-type="float" office:value="3265.6533598235701" table:style-name="ce22">
            <text:p><text:s/>3,266<text:s/></text:p>
          </table:table-cell>
          <table:table-cell office:value-type="float" office:value="3171.4509273430499" table:style-name="ce22">
            <text:p><text:s/>3,171<text:s/></text:p>
          </table:table-cell>
          <table:table-cell office:value-type="float" office:value="3223.9221483894999" table:style-name="ce22">
            <text:p><text:s/>3,224<text:s/></text:p>
          </table:table-cell>
          <table:table-cell office:value-type="float" office:value="3053.04" table:style-name="ce22">
            <text:p><text:s/>3,053<text:s/></text:p>
          </table:table-cell>
          <table:table-cell office:value-type="float" office:value="3108.2483775534602" table:style-name="ce22">
            <text:p><text:s/>3,108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eighted interview</text:p>
          </table:table-cell>
          <table:table-cell office:value-type="float" office:value="1490.1980319619099" table:style-name="ce5">
            <text:p><text:s/>1,490<text:s/></text:p>
          </table:table-cell>
          <table:table-cell office:value-type="float" office:value="1535.0209489464701" table:style-name="ce5">
            <text:p><text:s/>1,535<text:s/></text:p>
          </table:table-cell>
          <table:table-cell office:value-type="float" office:value="1451.3722167015001" table:style-name="ce5">
            <text:p><text:s/>1,451<text:s/></text:p>
          </table:table-cell>
          <table:table-cell office:value-type="float" office:value="1416.5947181880399" table:style-name="ce5">
            <text:p><text:s/>1,417<text:s/></text:p>
          </table:table-cell>
          <table:table-cell office:value-type="float" office:value="1420.52483481168" table:style-name="ce5">
            <text:p><text:s/>1,421<text:s/></text:p>
          </table:table-cell>
          <table:table-cell office:value-type="float" office:value="1573.6560229659001" table:style-name="ce5">
            <text:p><text:s/>1,574<text:s/></text:p>
          </table:table-cell>
          <table:table-cell office:value-type="float" office:value="1511.6286633014599" table:style-name="ce5">
            <text:p><text:s/>1,512<text:s/></text:p>
          </table:table-cell>
          <table:table-cell office:value-type="float" office:value="3605.50306117534" table:style-name="ce21">
            <text:p>3,606</text:p>
          </table:table-cell>
          <table:table-cell office:value-type="float" office:value="3750.8006182014901" table:style-name="ce21">
            <text:p>3,751</text:p>
          </table:table-cell>
          <table:table-cell office:value-type="float" office:value="3629.8236699588501" table:style-name="ce21">
            <text:p>3,630</text:p>
          </table:table-cell>
          <table:table-cell office:value-type="float" office:value="3812.76170673966" table:style-name="ce21">
            <text:p>3,813</text:p>
          </table:table-cell>
          <table:table-cell office:value-type="float" office:value="3717.5303976535702" table:style-name="ce21">
            <text:p>3,718</text:p>
          </table:table-cell>
          <table:table-cell office:value-type="float" office:value="3581.72119006514" table:style-name="ce21">
            <text:p>3,582</text:p>
          </table:table-cell>
          <table:table-cell office:value-type="float" office:value="3501.8975780726901" table:style-name="ce21">
            <text:p>3,502</text:p>
          </table:table-cell>
          <table:table-cell office:value-type="float" office:value="3595.71951997834" table:style-name="ce21">
            <text:p>3,596</text:p>
          </table:table-cell>
          <table:table-cell office:value-type="float" office:value="3478.8840305287299" table:style-name="ce22">
            <text:p><text:s/>3,479<text:s/></text:p>
          </table:table-cell>
          <table:table-cell office:value-type="float" office:value="3353.2178254798" table:style-name="ce22">
            <text:p><text:s/>3,353<text:s/></text:p>
          </table:table-cell>
          <table:table-cell office:value-type="float" office:value="3554.7936912636601" table:style-name="ce22">
            <text:p><text:s/>3,555<text:s/></text:p>
          </table:table-cell>
          <table:table-cell office:value-type="float" office:value="3622.7751546875702" table:style-name="ce22">
            <text:p><text:s/>3,623<text:s/></text:p>
          </table:table-cell>
          <table:table-cell office:value-type="float" office:value="3471.4041437106198" table:style-name="ce22">
            <text:p><text:s/>3,471<text:s/></text:p>
          </table:table-cell>
          <table:table-cell office:value-type="float" office:value="3523.8130748646299" table:style-name="ce22">
            <text:p><text:s/>3,524<text:s/></text:p>
          </table:table-cell>
          <table:table-cell office:value-type="float" office:value="3422.0237108678298" table:style-name="ce22">
            <text:p><text:s/>3,422<text:s/></text:p>
          </table:table-cell>
          <table:table-cell table:number-columns-repeated="16361"/>
        </table:table-row>
        <table:table-row table:style-name="ro2">
          <table:table-cell office:value-type="string" table:style-name="ce18">
            <text:p>Adult (16+) sample</text:p>
          </table:table-cell>
          <table:table-cell table:number-columns-repeated="7" table:style-name="ce5"/>
          <table:table-cell table:number-columns-repeated="8" table:style-name="ce21"/>
          <table:table-cell table:number-columns-repeated="3" table:style-name="ce22"/>
          <table:table-cell table:style-name="ce19"/>
          <table:table-cell table:number-columns-repeated="16364" table:style-name="ce3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5097" table:style-name="ce5">
            <text:p><text:s/>5,097<text:s/></text:p>
          </table:table-cell>
          <table:table-cell office:value-type="float" office:value="5148" table:style-name="ce5">
            <text:p><text:s/>5,148<text:s/></text:p>
          </table:table-cell>
          <table:table-cell office:value-type="float" office:value="5036" table:style-name="ce5">
            <text:p><text:s/>5,036<text:s/></text:p>
          </table:table-cell>
          <table:table-cell office:value-type="float" office:value="4632" table:style-name="ce5">
            <text:p><text:s/>4,632<text:s/></text:p>
          </table:table-cell>
          <table:table-cell office:value-type="float" office:value="4659" table:style-name="ce5">
            <text:p><text:s/>4,659<text:s/></text:p>
          </table:table-cell>
          <table:table-cell office:value-type="float" office:value="5442" table:style-name="ce5">
            <text:p><text:s/>5,442<text:s/></text:p>
          </table:table-cell>
          <table:table-cell office:value-type="float" office:value="5459" table:style-name="ce5">
            <text:p><text:s/>5,459<text:s/></text:p>
          </table:table-cell>
          <table:table-cell office:value-type="float" office:value="11452" table:style-name="ce21">
            <text:p>11,452</text:p>
          </table:table-cell>
          <table:table-cell office:value-type="float" office:value="13070" table:style-name="ce21">
            <text:p>13,070</text:p>
          </table:table-cell>
          <table:table-cell office:value-type="float" office:value="12921" table:style-name="ce21">
            <text:p>12,921</text:p>
          </table:table-cell>
          <table:table-cell office:value-type="float" office:value="13416" table:style-name="ce21">
            <text:p>13,416</text:p>
          </table:table-cell>
          <table:table-cell office:value-type="float" office:value="13262" table:style-name="ce21">
            <text:p>13,262</text:p>
          </table:table-cell>
          <table:table-cell office:value-type="float" office:value="13432" table:style-name="ce21">
            <text:p>13,432</text:p>
          </table:table-cell>
          <table:table-cell office:value-type="float" office:value="13068" table:style-name="ce21">
            <text:p>13,068</text:p>
          </table:table-cell>
          <table:table-cell office:value-type="float" office:value="13733" table:style-name="ce21">
            <text:p>13,733</text:p>
          </table:table-cell>
          <table:table-cell office:value-type="float" office:value="13136" table:style-name="ce22">
            <text:p><text:s/>13,136<text:s/></text:p>
          </table:table-cell>
          <table:table-cell office:value-type="float" office:value="12602" table:style-name="ce22">
            <text:p><text:s/>12,602<text:s/></text:p>
          </table:table-cell>
          <table:table-cell office:value-type="float" office:value="13428" table:style-name="ce22">
            <text:p><text:s/>13,428<text:s/></text:p>
          </table:table-cell>
          <table:table-cell office:value-type="float" office:value="12901" table:style-name="ce22">
            <text:p><text:s/>12,901<text:s/></text:p>
          </table:table-cell>
          <table:table-cell office:value-type="float" office:value="13093" table:style-name="ce22">
            <text:p><text:s/>13,093<text:s/></text:p>
          </table:table-cell>
          <table:table-cell office:value-type="float" office:value="12432" table:style-name="ce22">
            <text:p><text:s/>12,432<text:s/></text:p>
          </table:table-cell>
          <table:table-cell office:value-type="float" office:value="12616" table:style-name="ce22">
            <text:p><text:s/>12,616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float" office:value="5631" table:style-name="ce5">
            <text:p><text:s/>5,631<text:s/></text:p>
          </table:table-cell>
          <table:table-cell office:value-type="float" office:value="5698" table:style-name="ce5">
            <text:p><text:s/>5,698<text:s/></text:p>
          </table:table-cell>
          <table:table-cell office:value-type="float" office:value="5667" table:style-name="ce5">
            <text:p><text:s/>5,667<text:s/></text:p>
          </table:table-cell>
          <table:table-cell office:value-type="float" office:value="5347" table:style-name="ce5">
            <text:p><text:s/>5,347<text:s/></text:p>
          </table:table-cell>
          <table:table-cell office:value-type="float" office:value="5372" table:style-name="ce5">
            <text:p><text:s/>5,372<text:s/></text:p>
          </table:table-cell>
          <table:table-cell office:value-type="float" office:value="6085" table:style-name="ce5">
            <text:p><text:s/>6,085<text:s/></text:p>
          </table:table-cell>
          <table:table-cell office:value-type="float" office:value="5991" table:style-name="ce5">
            <text:p><text:s/>5,991<text:s/></text:p>
          </table:table-cell>
          <table:table-cell office:value-type="float" office:value="14059" table:style-name="ce21">
            <text:p>14,059</text:p>
          </table:table-cell>
          <table:table-cell office:value-type="float" office:value="14810" table:style-name="ce21">
            <text:p>14,810</text:p>
          </table:table-cell>
          <table:table-cell office:value-type="float" office:value="14475" table:style-name="ce21">
            <text:p>14,475</text:p>
          </table:table-cell>
          <table:table-cell office:value-type="float" office:value="15323" table:style-name="ce21">
            <text:p>15,323</text:p>
          </table:table-cell>
          <table:table-cell office:value-type="float" office:value="15075" table:style-name="ce21">
            <text:p>15,075</text:p>
          </table:table-cell>
          <table:table-cell office:value-type="float" office:value="14965" table:style-name="ce21">
            <text:p>14,965</text:p>
          </table:table-cell>
          <table:table-cell office:value-type="float" office:value="14532" table:style-name="ce21">
            <text:p>14,532</text:p>
          </table:table-cell>
          <table:table-cell office:value-type="float" office:value="15064" table:style-name="ce21">
            <text:p>15,064</text:p>
          </table:table-cell>
          <table:table-cell office:value-type="float" office:value="14351" table:style-name="ce22">
            <text:p><text:s/>14,351<text:s/></text:p>
          </table:table-cell>
          <table:table-cell office:value-type="float" office:value="13924" table:style-name="ce22">
            <text:p><text:s/>13,924<text:s/></text:p>
          </table:table-cell>
          <table:table-cell office:value-type="float" office:value="14815" table:style-name="ce22">
            <text:p><text:s/>14,815<text:s/></text:p>
          </table:table-cell>
          <table:table-cell office:value-type="float" office:value="14934" table:style-name="ce22">
            <text:p><text:s/>14,934<text:s/></text:p>
          </table:table-cell>
          <table:table-cell office:value-type="float" office:value="14210" table:style-name="ce22">
            <text:p><text:s/>14,210<text:s/></text:p>
          </table:table-cell>
          <table:table-cell office:value-type="float" office:value="14470" table:style-name="ce22">
            <text:p><text:s/>14,470<text:s/></text:p>
          </table:table-cell>
          <table:table-cell office:value-type="float" office:value="14029" table:style-name="ce22">
            <text:p><text:s/>14,029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5208.0377618372404" table:style-name="ce5">
            <text:p><text:s/>5,208<text:s/></text:p>
          </table:table-cell>
          <table:table-cell office:value-type="float" office:value="5219.8298403620702" table:style-name="ce5">
            <text:p><text:s/>5,220<text:s/></text:p>
          </table:table-cell>
          <table:table-cell office:value-type="float" office:value="5105.6553093790999" table:style-name="ce5">
            <text:p><text:s/>5,106<text:s/></text:p>
          </table:table-cell>
          <table:table-cell office:value-type="float" office:value="4746.3658464550899" table:style-name="ce5">
            <text:p><text:s/>4,746<text:s/></text:p>
          </table:table-cell>
          <table:table-cell office:value-type="float" office:value="4838.7560309171604" table:style-name="ce5">
            <text:p><text:s/>4,839<text:s/></text:p>
          </table:table-cell>
          <table:table-cell office:value-type="float" office:value="5530.1406847834496" table:style-name="ce5">
            <text:p><text:s/>5,530<text:s/></text:p>
          </table:table-cell>
          <table:table-cell office:value-type="float" office:value="5633.6958156824103" table:style-name="ce5">
            <text:p><text:s/>5,634<text:s/></text:p>
          </table:table-cell>
          <table:table-cell office:value-type="float" office:value="12025.582225382301" table:style-name="ce21">
            <text:p>12,026</text:p>
          </table:table-cell>
          <table:table-cell office:value-type="float" office:value="13482.680200994" table:style-name="ce21">
            <text:p>13,483</text:p>
          </table:table-cell>
          <table:table-cell office:value-type="float" office:value="13338.4566272795" table:style-name="ce21">
            <text:p>13,338</text:p>
          </table:table-cell>
          <table:table-cell office:value-type="float" office:value="13916.2381379008" table:style-name="ce21">
            <text:p>13,916</text:p>
          </table:table-cell>
          <table:table-cell office:value-type="float" office:value="13728.6175999641" table:style-name="ce21">
            <text:p>13,729</text:p>
          </table:table-cell>
          <table:table-cell office:value-type="float" office:value="13941.989125669001" table:style-name="ce21">
            <text:p>13,942</text:p>
          </table:table-cell>
          <table:table-cell office:value-type="float" office:value="13428.354321901799" table:style-name="ce21">
            <text:p>13,428</text:p>
          </table:table-cell>
          <table:table-cell office:value-type="float" office:value="13866.782226445401" table:style-name="ce21">
            <text:p>13,867</text:p>
          </table:table-cell>
          <table:table-cell office:value-type="float" office:value="13374.656143365301" table:style-name="ce22">
            <text:p><text:s/>13,375<text:s/></text:p>
          </table:table-cell>
          <table:table-cell office:value-type="float" office:value="12766.9655281819" table:style-name="ce22">
            <text:p><text:s/>12,767<text:s/></text:p>
          </table:table-cell>
          <table:table-cell office:value-type="float" office:value="13634.020556994899" table:style-name="ce22">
            <text:p><text:s/>13,634<text:s/></text:p>
          </table:table-cell>
          <table:table-cell office:value-type="float" office:value="13239.9646348111" table:style-name="ce22">
            <text:p><text:s/>13,240<text:s/></text:p>
          </table:table-cell>
          <table:table-cell office:value-type="float" office:value="13399.8534984218" table:style-name="ce22">
            <text:p><text:s/>13,400<text:s/></text:p>
          </table:table-cell>
          <table:table-cell office:value-type="float" office:value="12719.32" table:style-name="ce22">
            <text:p><text:s/>12,719<text:s/></text:p>
          </table:table-cell>
          <table:table-cell office:value-type="float" office:value="12916.483357769301" table:style-name="ce22">
            <text:p><text:s/>12,916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eighted interview</text:p>
          </table:table-cell>
          <table:table-cell office:value-type="float" office:value="5665.4410549998202" table:style-name="ce5">
            <text:p><text:s/>5,665<text:s/></text:p>
          </table:table-cell>
          <table:table-cell office:value-type="float" office:value="5699.90179952979" table:style-name="ce5">
            <text:p><text:s/>5,700<text:s/></text:p>
          </table:table-cell>
          <table:table-cell office:value-type="float" office:value="5637.3237081468096" table:style-name="ce5">
            <text:p><text:s/>5,637<text:s/></text:p>
          </table:table-cell>
          <table:table-cell office:value-type="float" office:value="5325.9790230691397" table:style-name="ce5">
            <text:p><text:s/>5,326<text:s/></text:p>
          </table:table-cell>
          <table:table-cell office:value-type="float" office:value="5429.9349256753903" table:style-name="ce5">
            <text:p><text:s/>5,430<text:s/></text:p>
          </table:table-cell>
          <table:table-cell office:value-type="float" office:value="6095.7085168957701" table:style-name="ce5">
            <text:p><text:s/>6,096<text:s/></text:p>
          </table:table-cell>
          <table:table-cell office:value-type="float" office:value="6088.2005407810202" table:style-name="ce5">
            <text:p><text:s/>6,088<text:s/></text:p>
          </table:table-cell>
          <table:table-cell office:value-type="float" office:value="14300.9364258348" table:style-name="ce21">
            <text:p>14,301</text:p>
          </table:table-cell>
          <table:table-cell office:value-type="float" office:value="15027.4316929876" table:style-name="ce21">
            <text:p>15,027</text:p>
          </table:table-cell>
          <table:table-cell office:value-type="float" office:value="14781.9480861835" table:style-name="ce21">
            <text:p>14,782</text:p>
          </table:table-cell>
          <table:table-cell office:value-type="float" office:value="15607.318199425899" table:style-name="ce21">
            <text:p>15,607</text:p>
          </table:table-cell>
          <table:table-cell office:value-type="float" office:value="15331.371986210301" table:style-name="ce21">
            <text:p>15,331</text:p>
          </table:table-cell>
          <table:table-cell office:value-type="float" office:value="15360.664665877801" table:style-name="ce21">
            <text:p>15,361</text:p>
          </table:table-cell>
          <table:table-cell office:value-type="float" office:value="14801.279514358701" table:style-name="ce21">
            <text:p>14,801</text:p>
          </table:table-cell>
          <table:table-cell office:value-type="float" office:value="15128.5697538435" table:style-name="ce21">
            <text:p>15,129</text:p>
          </table:table-cell>
          <table:table-cell office:value-type="float" office:value="14495.091681230801" table:style-name="ce22">
            <text:p><text:s/>14,495<text:s/></text:p>
          </table:table-cell>
          <table:table-cell office:value-type="float" office:value="13983.6935466828" table:style-name="ce22">
            <text:p><text:s/>13,984<text:s/></text:p>
          </table:table-cell>
          <table:table-cell office:value-type="float" office:value="14931.4104085952" table:style-name="ce22">
            <text:p><text:s/>14,931<text:s/></text:p>
          </table:table-cell>
          <table:table-cell office:value-type="float" office:value="15163.0359311962" table:style-name="ce22">
            <text:p><text:s/>15,163<text:s/></text:p>
          </table:table-cell>
          <table:table-cell office:value-type="float" office:value="14442.026988740099" table:style-name="ce22">
            <text:p><text:s/>14,442<text:s/></text:p>
          </table:table-cell>
          <table:table-cell office:value-type="float" office:value="14625.523979456701" table:style-name="ce22">
            <text:p><text:s/>14,626<text:s/></text:p>
          </table:table-cell>
          <table:table-cell office:value-type="float" office:value="14239.6803398709" table:style-name="ce22">
            <text:p><text:s/>14,240<text:s/></text:p>
          </table:table-cell>
          <table:table-cell table:number-columns-repeated="16361"/>
        </table:table-row>
        <table:table-row table:style-name="ro2">
          <table:table-cell office:value-type="string" table:style-name="ce18">
            <text:p>Motor vehicle sample</text:p>
          </table:table-cell>
          <table:table-cell table:number-columns-repeated="7" table:style-name="ce5"/>
          <table:table-cell table:number-columns-repeated="8" table:style-name="ce21"/>
          <table:table-cell table:number-columns-repeated="3" table:style-name="ce22"/>
          <table:table-cell table:style-name="ce19"/>
          <table:table-cell table:number-columns-repeated="16364" table:style-name="ce3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2863" table:style-name="ce5">
            <text:p><text:s/>2,863<text:s/></text:p>
          </table:table-cell>
          <table:table-cell office:value-type="float" office:value="2916" table:style-name="ce5">
            <text:p><text:s/>2,916<text:s/></text:p>
          </table:table-cell>
          <table:table-cell office:value-type="float" office:value="2828" table:style-name="ce5">
            <text:p><text:s/>2,828<text:s/></text:p>
          </table:table-cell>
          <table:table-cell office:value-type="float" office:value="2715" table:style-name="ce5">
            <text:p><text:s/>2,715<text:s/></text:p>
          </table:table-cell>
          <table:table-cell office:value-type="float" office:value="2755" table:style-name="ce5">
            <text:p><text:s/>2,755<text:s/></text:p>
          </table:table-cell>
          <table:table-cell office:value-type="float" office:value="3256" table:style-name="ce5">
            <text:p><text:s/>3,256<text:s/></text:p>
          </table:table-cell>
          <table:table-cell office:value-type="float" office:value="3254" table:style-name="ce5">
            <text:p><text:s/>3,254<text:s/></text:p>
          </table:table-cell>
          <table:table-cell office:value-type="float" office:value="7069" table:style-name="ce21">
            <text:p>7,069</text:p>
          </table:table-cell>
          <table:table-cell office:value-type="float" office:value="8047" table:style-name="ce21">
            <text:p>8,047</text:p>
          </table:table-cell>
          <table:table-cell office:value-type="float" office:value="7840" table:style-name="ce21">
            <text:p>7,840</text:p>
          </table:table-cell>
          <table:table-cell office:value-type="float" office:value="8467" table:style-name="ce21">
            <text:p>8,467</text:p>
          </table:table-cell>
          <table:table-cell office:value-type="float" office:value="8391" table:style-name="ce21">
            <text:p>8,391</text:p>
          </table:table-cell>
          <table:table-cell office:value-type="float" office:value="8556" table:style-name="ce21">
            <text:p>8,556</text:p>
          </table:table-cell>
          <table:table-cell office:value-type="float" office:value="8264" table:style-name="ce21">
            <text:p>8,264</text:p>
          </table:table-cell>
          <table:table-cell office:value-type="float" office:value="8660" table:style-name="ce21">
            <text:p>8,660</text:p>
          </table:table-cell>
          <table:table-cell office:value-type="float" office:value="8456" table:style-name="ce22">
            <text:p><text:s/>8,456<text:s/></text:p>
          </table:table-cell>
          <table:table-cell office:value-type="float" office:value="7954" table:style-name="ce22">
            <text:p><text:s/>7,954<text:s/></text:p>
          </table:table-cell>
          <table:table-cell office:value-type="float" office:value="8429" table:style-name="ce22">
            <text:p><text:s/>8,429<text:s/></text:p>
          </table:table-cell>
          <table:table-cell office:value-type="float" office:value="8129" table:style-name="ce22">
            <text:p><text:s/>8,129<text:s/></text:p>
          </table:table-cell>
          <table:table-cell office:value-type="float" office:value="8245" table:style-name="ce22">
            <text:p><text:s/>8,245<text:s/></text:p>
          </table:table-cell>
          <table:table-cell office:value-type="float" office:value="7984" table:style-name="ce22">
            <text:p><text:s/>7,984<text:s/></text:p>
          </table:table-cell>
          <table:table-cell office:value-type="float" office:value="8237" table:style-name="ce22">
            <text:p><text:s/>8,237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float" office:value="3175" table:style-name="ce5">
            <text:p><text:s/>3,175<text:s/></text:p>
          </table:table-cell>
          <table:table-cell office:value-type="float" office:value="3256" table:style-name="ce5">
            <text:p><text:s/>3,256<text:s/></text:p>
          </table:table-cell>
          <table:table-cell office:value-type="float" office:value="3210" table:style-name="ce5">
            <text:p><text:s/>3,210<text:s/></text:p>
          </table:table-cell>
          <table:table-cell office:value-type="float" office:value="3136" table:style-name="ce5">
            <text:p><text:s/>3,136<text:s/></text:p>
          </table:table-cell>
          <table:table-cell office:value-type="float" office:value="3171" table:style-name="ce5">
            <text:p><text:s/>3,171<text:s/></text:p>
          </table:table-cell>
          <table:table-cell office:value-type="float" office:value="3652" table:style-name="ce5">
            <text:p><text:s/>3,652<text:s/></text:p>
          </table:table-cell>
          <table:table-cell office:value-type="float" office:value="3562" table:style-name="ce5">
            <text:p><text:s/>3,562<text:s/></text:p>
          </table:table-cell>
          <table:table-cell office:value-type="float" office:value="8622" table:style-name="ce21">
            <text:p>8,622</text:p>
          </table:table-cell>
          <table:table-cell office:value-type="float" office:value="9082" table:style-name="ce21">
            <text:p>9,082</text:p>
          </table:table-cell>
          <table:table-cell office:value-type="float" office:value="8802" table:style-name="ce21">
            <text:p>8,802</text:p>
          </table:table-cell>
          <table:table-cell office:value-type="float" office:value="9677" table:style-name="ce21">
            <text:p>9,677</text:p>
          </table:table-cell>
          <table:table-cell office:value-type="float" office:value="9577" table:style-name="ce21">
            <text:p>9,577</text:p>
          </table:table-cell>
          <table:table-cell office:value-type="float" office:value="9489" table:style-name="ce21">
            <text:p>9,489</text:p>
          </table:table-cell>
          <table:table-cell office:value-type="float" office:value="9175" table:style-name="ce21">
            <text:p>9,175</text:p>
          </table:table-cell>
          <table:table-cell office:value-type="float" office:value="9449" table:style-name="ce21">
            <text:p>9,449</text:p>
          </table:table-cell>
          <table:table-cell office:value-type="float" office:value="9235" table:style-name="ce22">
            <text:p><text:s/>9,235<text:s/></text:p>
          </table:table-cell>
          <table:table-cell office:value-type="float" office:value="8764" table:style-name="ce22">
            <text:p><text:s/>8,764<text:s/></text:p>
          </table:table-cell>
          <table:table-cell office:value-type="float" office:value="9251" table:style-name="ce22">
            <text:p><text:s/>9,251<text:s/></text:p>
          </table:table-cell>
          <table:table-cell office:value-type="float" office:value="9358" table:style-name="ce22">
            <text:p><text:s/>9,358<text:s/></text:p>
          </table:table-cell>
          <table:table-cell office:value-type="float" office:value="8957" table:style-name="ce22">
            <text:p><text:s/>8,957<text:s/></text:p>
          </table:table-cell>
          <table:table-cell office:value-type="float" office:value="9323" table:style-name="ce22">
            <text:p><text:s/>9,323<text:s/></text:p>
          </table:table-cell>
          <table:table-cell office:value-type="float" office:value="9138" table:style-name="ce22">
            <text:p><text:s/>9,138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2917.06234666705" table:style-name="ce5">
            <text:p><text:s/>2,917<text:s/></text:p>
          </table:table-cell>
          <table:table-cell office:value-type="float" office:value="2995.12315955758" table:style-name="ce5">
            <text:p><text:s/>2,995<text:s/></text:p>
          </table:table-cell>
          <table:table-cell office:value-type="float" office:value="2885.7438259124701" table:style-name="ce5">
            <text:p><text:s/>2,886<text:s/></text:p>
          </table:table-cell>
          <table:table-cell office:value-type="float" office:value="2789.1094802021898" table:style-name="ce5">
            <text:p><text:s/>2,789<text:s/></text:p>
          </table:table-cell>
          <table:table-cell office:value-type="float" office:value="2829.1411653160999" table:style-name="ce5">
            <text:p><text:s/>2,829<text:s/></text:p>
          </table:table-cell>
          <table:table-cell office:value-type="float" office:value="3305.5800506174501" table:style-name="ce5">
            <text:p><text:s/>3,306<text:s/></text:p>
          </table:table-cell>
          <table:table-cell office:value-type="float" office:value="3325.1839345097501" table:style-name="ce5">
            <text:p><text:s/>3,325<text:s/></text:p>
          </table:table-cell>
          <table:table-cell office:value-type="float" office:value="7328.4593113064702" table:style-name="ce21">
            <text:p>7,328</text:p>
          </table:table-cell>
          <table:table-cell office:value-type="float" office:value="8208.6164997815995" table:style-name="ce21">
            <text:p>8,209</text:p>
          </table:table-cell>
          <table:table-cell office:value-type="float" office:value="8018.6476242542203" table:style-name="ce21">
            <text:p>8,019</text:p>
          </table:table-cell>
          <table:table-cell office:value-type="float" office:value="8728.3804417252504" table:style-name="ce21">
            <text:p>8,728</text:p>
          </table:table-cell>
          <table:table-cell office:value-type="float" office:value="8565.6545875072406" table:style-name="ce21">
            <text:p>8,566</text:p>
          </table:table-cell>
          <table:table-cell office:value-type="float" office:value="8740.0088618397695" table:style-name="ce21">
            <text:p>8,740</text:p>
          </table:table-cell>
          <table:table-cell office:value-type="float" office:value="8404.9135545342106" table:style-name="ce21">
            <text:p>8,405</text:p>
          </table:table-cell>
          <table:table-cell office:value-type="float" office:value="8574.3213287518593" table:style-name="ce21">
            <text:p>8,574</text:p>
          </table:table-cell>
          <table:table-cell office:value-type="float" office:value="8442.2113539144793" table:style-name="ce22">
            <text:p><text:s/>8,442<text:s/></text:p>
          </table:table-cell>
          <table:table-cell office:value-type="float" office:value="7916.1522707883196" table:style-name="ce22">
            <text:p><text:s/>7,916<text:s/></text:p>
          </table:table-cell>
          <table:table-cell office:value-type="float" office:value="8323.7292121908595" table:style-name="ce22">
            <text:p><text:s/>8,324<text:s/></text:p>
          </table:table-cell>
          <table:table-cell office:value-type="float" office:value="8124.5394417282396" table:style-name="ce22">
            <text:p><text:s/>8,125<text:s/></text:p>
          </table:table-cell>
          <table:table-cell office:value-type="float" office:value="8261.7562568933099" table:style-name="ce22">
            <text:p><text:s/>8,262<text:s/></text:p>
          </table:table-cell>
          <table:table-cell office:value-type="float" office:value="7963.54" table:style-name="ce22">
            <text:p><text:s/>7,964<text:s/></text:p>
          </table:table-cell>
          <table:table-cell office:value-type="float" office:value="8251.4135580155198" table:style-name="ce22">
            <text:p><text:s/>8,251<text:s/>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Weighted interview</text:p>
          </table:table-cell>
          <table:table-cell office:value-type="float" office:value="3169.32403326034" table:style-name="ce5">
            <text:p><text:s/>3,169<text:s/></text:p>
          </table:table-cell>
          <table:table-cell office:value-type="float" office:value="3273.0547011792601" table:style-name="ce5">
            <text:p><text:s/>3,273<text:s/></text:p>
          </table:table-cell>
          <table:table-cell office:value-type="float" office:value="3201.7302386462602" table:style-name="ce5">
            <text:p><text:s/>3,202<text:s/></text:p>
          </table:table-cell>
          <table:table-cell office:value-type="float" office:value="3124.7321207821301" table:style-name="ce5">
            <text:p><text:s/>3,125<text:s/></text:p>
          </table:table-cell>
          <table:table-cell office:value-type="float" office:value="3176.2180355489199" table:style-name="ce5">
            <text:p><text:s/>3,176<text:s/></text:p>
          </table:table-cell>
          <table:table-cell office:value-type="float" office:value="3643.7366553842999" table:style-name="ce5">
            <text:p><text:s/>3,644<text:s/></text:p>
          </table:table-cell>
          <table:table-cell office:value-type="float" office:value="3587.6611342430101" table:style-name="ce5">
            <text:p><text:s/>3,588<text:s/></text:p>
          </table:table-cell>
          <table:table-cell office:value-type="float" office:value="8678.5410045385306" table:style-name="ce21">
            <text:p>8,679</text:p>
          </table:table-cell>
          <table:table-cell office:value-type="float" office:value="9129.94994217157" table:style-name="ce21">
            <text:p>9,130</text:p>
          </table:table-cell>
          <table:table-cell office:value-type="float" office:value="8910.6012605726701" table:style-name="ce21">
            <text:p>8,911</text:p>
          </table:table-cell>
          <table:table-cell office:value-type="float" office:value="9781.2128926217501" table:style-name="ce21">
            <text:p>9,781</text:p>
          </table:table-cell>
          <table:table-cell office:value-type="float" office:value="9578.6565857529604" table:style-name="ce21">
            <text:p>9,579</text:p>
          </table:table-cell>
          <table:table-cell office:value-type="float" office:value="9591.60291987657" table:style-name="ce21">
            <text:p>9,592</text:p>
          </table:table-cell>
          <table:table-cell office:value-type="float" office:value="9245.3859170347896" table:style-name="ce21">
            <text:p>9,245</text:p>
          </table:table-cell>
          <table:table-cell office:value-type="float" office:value="9328.5272945884608" table:style-name="ce21">
            <text:p>9,329</text:p>
          </table:table-cell>
          <table:table-cell office:value-type="float" office:value="9131.9233318460992" table:style-name="ce22">
            <text:p><text:s/>9,132<text:s/></text:p>
          </table:table-cell>
          <table:table-cell office:value-type="float" office:value="8674.1918988868001" table:style-name="ce22">
            <text:p><text:s/>8,674<text:s/></text:p>
          </table:table-cell>
          <table:table-cell office:value-type="float" office:value="9106.3912518825291" table:style-name="ce22">
            <text:p><text:s/>9,106<text:s/></text:p>
          </table:table-cell>
          <table:table-cell office:value-type="float" office:value="9332.9063887693592" table:style-name="ce22">
            <text:p><text:s/>9,333<text:s/></text:p>
          </table:table-cell>
          <table:table-cell office:value-type="float" office:value="8948.5050532749701" table:style-name="ce22">
            <text:p><text:s/>8,949<text:s/></text:p>
          </table:table-cell>
          <table:table-cell office:value-type="float" office:value="9249.5528816439801" table:style-name="ce22">
            <text:p><text:s/>9,250<text:s/></text:p>
          </table:table-cell>
          <table:table-cell office:value-type="float" office:value="9105.6597622033405" table:style-name="ce22">
            <text:p><text:s/>9,106<text:s/></text:p>
          </table:table-cell>
          <table:table-cell table:number-columns-repeated="16361"/>
        </table:table-row>
        <table:table-row table:style-name="ro2">
          <table:table-cell office:value-type="string" table:style-name="ce18">
            <text:p>Trip sample</text:p>
          </table:table-cell>
          <table:table-cell table:number-columns-repeated="7" table:style-name="ce5"/>
          <table:table-cell table:number-columns-repeated="8" table:style-name="ce21"/>
          <table:table-cell table:number-columns-repeated="3" table:style-name="ce22"/>
          <table:table-cell table:style-name="ce19"/>
          <table:table-cell table:number-columns-repeated="16364" table:style-name="ce3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107869" table:style-name="ce5">
            <text:p><text:s/>107,869<text:s/></text:p>
          </table:table-cell>
          <table:table-cell office:value-type="float" office:value="108633" table:style-name="ce5">
            <text:p><text:s/>108,633<text:s/></text:p>
          </table:table-cell>
          <table:table-cell office:value-type="float" office:value="106338" table:style-name="ce5">
            <text:p><text:s/>106,338<text:s/></text:p>
          </table:table-cell>
          <table:table-cell office:value-type="float" office:value="97026" table:style-name="ce5">
            <text:p><text:s/>97,026<text:s/></text:p>
          </table:table-cell>
          <table:table-cell office:value-type="float" office:value="98013" table:style-name="ce5">
            <text:p><text:s/>98,013<text:s/></text:p>
          </table:table-cell>
          <table:table-cell office:value-type="float" office:value="112564" table:style-name="ce5">
            <text:p><text:s/>112,564<text:s/></text:p>
          </table:table-cell>
          <table:table-cell office:value-type="float" office:value="112123" table:style-name="ce5">
            <text:p><text:s/>112,123<text:s/></text:p>
          </table:table-cell>
          <table:table-cell office:value-type="float" office:value="239426" table:style-name="ce21">
            <text:p>239,426</text:p>
          </table:table-cell>
          <table:table-cell office:value-type="float" office:value="270853" table:style-name="ce21">
            <text:p>270,853</text:p>
          </table:table-cell>
          <table:table-cell office:value-type="float" office:value="266915" table:style-name="ce21">
            <text:p>266,915</text:p>
          </table:table-cell>
          <table:table-cell office:value-type="float" office:value="275222" table:style-name="ce21">
            <text:p>275,222</text:p>
          </table:table-cell>
          <table:table-cell office:value-type="float" office:value="268250" table:style-name="ce21">
            <text:p>268,250</text:p>
          </table:table-cell>
          <table:table-cell office:value-type="float" office:value="261533" table:style-name="ce21">
            <text:p>261,533</text:p>
          </table:table-cell>
          <table:table-cell office:value-type="float" office:value="254889" table:style-name="ce21">
            <text:p>254,889</text:p>
          </table:table-cell>
          <table:table-cell office:value-type="float" office:value="267214" table:style-name="ce21">
            <text:p>267,214</text:p>
          </table:table-cell>
          <table:table-cell office:value-type="float" office:value="251798" table:style-name="ce21">
            <text:p>251,798</text:p>
          </table:table-cell>
          <table:table-cell office:value-type="float" office:value="235327" table:style-name="ce21">
            <text:p>235,327</text:p>
          </table:table-cell>
          <table:table-cell office:value-type="float" office:value="251555" table:style-name="ce21">
            <text:p>251,555</text:p>
          </table:table-cell>
          <table:table-cell office:value-type="float" office:value="238293" table:style-name="ce21">
            <text:p>238,293</text:p>
          </table:table-cell>
          <table:table-cell office:value-type="float" office:value="243126" table:style-name="ce21">
            <text:p>243,126</text:p>
          </table:table-cell>
          <table:table-cell office:value-type="float" office:value="225573" table:style-name="ce21">
            <text:p>225,573</text:p>
          </table:table-cell>
          <table:table-cell office:value-type="float" office:value="232247" table:style-name="ce21">
            <text:p>232,247</text:p>
          </table:table-cell>
          <table:table-cell table:style-name="ce3"/>
          <table:table-cell table:number-columns-repeated="2" table:style-name="ce22"/>
          <table:table-cell table:number-columns-repeated="16358" table:style-name="ce3"/>
        </table:table-row>
        <table:table-row table:style-name="ro6">
          <table:table-cell office:value-type="string" table:style-name="ce23">
            <text:p>Unweighted diary (short walks grossed up &amp; excluding series of calls)</text:p>
          </table:table-cell>
          <table:table-cell office:value-type="float" office:value="133740" table:style-name="ce22">
            <text:p><text:s/>133,740<text:s/></text:p>
          </table:table-cell>
          <table:table-cell office:value-type="float" office:value="132968" table:style-name="ce22">
            <text:p><text:s/>132,968<text:s/></text:p>
          </table:table-cell>
          <table:table-cell office:value-type="float" office:value="131116" table:style-name="ce22">
            <text:p><text:s/>131,116<text:s/></text:p>
          </table:table-cell>
          <table:table-cell office:value-type="float" office:value="118550" table:style-name="ce22">
            <text:p><text:s/>118,550<text:s/></text:p>
          </table:table-cell>
          <table:table-cell office:value-type="float" office:value="117684" table:style-name="ce22">
            <text:p><text:s/>117,684<text:s/></text:p>
          </table:table-cell>
          <table:table-cell office:value-type="float" office:value="134345" table:style-name="ce22">
            <text:p><text:s/>134,345<text:s/></text:p>
          </table:table-cell>
          <table:table-cell office:value-type="float" office:value="133434" table:style-name="ce22">
            <text:p><text:s/>133,434<text:s/></text:p>
          </table:table-cell>
          <table:table-cell office:value-type="float" office:value="279407" table:style-name="ce24">
            <text:p>279,407</text:p>
          </table:table-cell>
          <table:table-cell office:value-type="float" office:value="317647" table:style-name="ce24">
            <text:p>317,647</text:p>
          </table:table-cell>
          <table:table-cell office:value-type="float" office:value="313666" table:style-name="ce24">
            <text:p>313,666</text:p>
          </table:table-cell>
          <table:table-cell office:value-type="float" office:value="324116" table:style-name="ce24">
            <text:p>324,116</text:p>
          </table:table-cell>
          <table:table-cell office:value-type="float" office:value="316721" table:style-name="ce24">
            <text:p>316,721</text:p>
          </table:table-cell>
          <table:table-cell office:value-type="float" office:value="303101" table:style-name="ce24">
            <text:p>303,101</text:p>
          </table:table-cell>
          <table:table-cell office:value-type="float" office:value="294605" table:style-name="ce24">
            <text:p>294,605</text:p>
          </table:table-cell>
          <table:table-cell office:value-type="float" office:value="312263" table:style-name="ce24">
            <text:p>312,263</text:p>
          </table:table-cell>
          <table:table-cell office:value-type="float" office:value="292332" table:style-name="ce24">
            <text:p>292,332</text:p>
          </table:table-cell>
          <table:table-cell office:value-type="float" office:value="273411" table:style-name="ce24">
            <text:p>273,411</text:p>
          </table:table-cell>
          <table:table-cell office:value-type="float" office:value="290893" table:style-name="ce24">
            <text:p>290,893</text:p>
          </table:table-cell>
          <table:table-cell office:value-type="float" office:value="273751" table:style-name="ce24">
            <text:p>273,751</text:p>
          </table:table-cell>
          <table:table-cell office:value-type="float" office:value="280052" table:style-name="ce24">
            <text:p>280,052</text:p>
          </table:table-cell>
          <table:table-cell office:value-type="float" office:value="259465" table:style-name="ce24">
            <text:p>259,465</text:p>
          </table:table-cell>
          <table:table-cell office:value-type="float" office:value="276450" table:style-name="ce24">
            <text:p>276,450</text:p>
          </table:table-cell>
          <table:table-cell table:number-columns-repeated="16361" table:style-name="ce25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111381.620057165" table:style-name="ce5">
            <text:p><text:s/>111,382<text:s/></text:p>
          </table:table-cell>
          <table:table-cell office:value-type="float" office:value="116970.159451395" table:style-name="ce5">
            <text:p><text:s/>116,970<text:s/></text:p>
          </table:table-cell>
          <table:table-cell office:value-type="float" office:value="109803.870957255" table:style-name="ce5">
            <text:p><text:s/>109,804<text:s/></text:p>
          </table:table-cell>
          <table:table-cell office:value-type="float" office:value="103956.141147136" table:style-name="ce5">
            <text:p><text:s/>103,956<text:s/></text:p>
          </table:table-cell>
          <table:table-cell office:value-type="float" office:value="106520.18972975" table:style-name="ce5">
            <text:p><text:s/>106,520<text:s/></text:p>
          </table:table-cell>
          <table:table-cell office:value-type="float" office:value="118717.944616347" table:style-name="ce5">
            <text:p><text:s/>118,718<text:s/></text:p>
          </table:table-cell>
          <table:table-cell office:value-type="float" office:value="120202.401472985" table:style-name="ce5">
            <text:p><text:s/>120,202<text:s/></text:p>
          </table:table-cell>
          <table:table-cell office:value-type="float" office:value="262946.76469534601" table:style-name="ce21">
            <text:p>262,947</text:p>
          </table:table-cell>
          <table:table-cell office:value-type="float" office:value="288405.16938528401" table:style-name="ce21">
            <text:p>288,405</text:p>
          </table:table-cell>
          <table:table-cell office:value-type="float" office:value="281918.203060448" table:style-name="ce21">
            <text:p>281,918</text:p>
          </table:table-cell>
          <table:table-cell office:value-type="float" office:value="298268.34752106603" table:style-name="ce21">
            <text:p>298,268</text:p>
          </table:table-cell>
          <table:table-cell office:value-type="float" office:value="291845.60804945201" table:style-name="ce21">
            <text:p>291,846</text:p>
          </table:table-cell>
          <table:table-cell office:value-type="float" office:value="281276.931213587" table:style-name="ce21">
            <text:p>281,277</text:p>
          </table:table-cell>
          <table:table-cell office:value-type="float" office:value="276012.807462717" table:style-name="ce21">
            <text:p>276,013</text:p>
          </table:table-cell>
          <table:table-cell office:value-type="float" office:value="276831.76128594403" table:style-name="ce21">
            <text:p>276,832</text:p>
          </table:table-cell>
          <table:table-cell office:value-type="float" office:value="265408.517661424" table:style-name="ce21">
            <text:p>265,409</text:p>
          </table:table-cell>
          <table:table-cell office:value-type="float" office:value="249691.32243518101" table:style-name="ce21">
            <text:p>249,691</text:p>
          </table:table-cell>
          <table:table-cell office:value-type="float" office:value="267853.15980609" table:style-name="ce21">
            <text:p>267,853</text:p>
          </table:table-cell>
          <table:table-cell office:value-type="float" office:value="254686.501667932" table:style-name="ce21">
            <text:p>254,687</text:p>
          </table:table-cell>
          <table:table-cell office:value-type="float" office:value="257362.24247025201" table:style-name="ce21">
            <text:p>257,362</text:p>
          </table:table-cell>
          <table:table-cell office:value-type="float" office:value="242429.933097398" table:style-name="ce21">
            <text:p>242,430</text:p>
          </table:table-cell>
          <table:table-cell office:value-type="float" office:value="245891.02765241201" table:style-name="ce21">
            <text:p>245,891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23">
            <text:p>Weighted diary (short walks grossed up &amp; excluding series of calls)</text:p>
          </table:table-cell>
          <table:table-cell office:value-type="float" office:value="136675.571377635" table:style-name="ce22">
            <text:p><text:s/>136,676<text:s/></text:p>
          </table:table-cell>
          <table:table-cell office:value-type="float" office:value="141173.56851991999" table:style-name="ce22">
            <text:p><text:s/>141,174<text:s/></text:p>
          </table:table-cell>
          <table:table-cell office:value-type="float" office:value="134057.95241320101" table:style-name="ce22">
            <text:p><text:s/>134,058<text:s/></text:p>
          </table:table-cell>
          <table:table-cell office:value-type="float" office:value="125553.900067925" table:style-name="ce22">
            <text:p><text:s/>125,554<text:s/></text:p>
          </table:table-cell>
          <table:table-cell office:value-type="float" office:value="126883.10193145199" table:style-name="ce22">
            <text:p><text:s/>126,883<text:s/></text:p>
          </table:table-cell>
          <table:table-cell office:value-type="float" office:value="140226.01689252199" table:style-name="ce22">
            <text:p><text:s/>140,226<text:s/></text:p>
          </table:table-cell>
          <table:table-cell office:value-type="float" office:value="141686.53420507899" table:style-name="ce22">
            <text:p><text:s/>141,687<text:s/></text:p>
          </table:table-cell>
          <table:table-cell office:value-type="float" office:value="303712.00400269002" table:style-name="ce24">
            <text:p>303,712</text:p>
          </table:table-cell>
          <table:table-cell office:value-type="float" office:value="335047.65042462898" table:style-name="ce24">
            <text:p>335,048</text:p>
          </table:table-cell>
          <table:table-cell office:value-type="float" office:value="328318.33320158703" table:style-name="ce24">
            <text:p>328,318</text:p>
          </table:table-cell>
          <table:table-cell office:value-type="float" office:value="347240.07483547903" table:style-name="ce24">
            <text:p>347,240</text:p>
          </table:table-cell>
          <table:table-cell office:value-type="float" office:value="341057.34923690499" table:style-name="ce24">
            <text:p>341,057</text:p>
          </table:table-cell>
          <table:table-cell office:value-type="float" office:value="322149.54831674602" table:style-name="ce24">
            <text:p>322,150</text:p>
          </table:table-cell>
          <table:table-cell office:value-type="float" office:value="316185.64342323202" table:style-name="ce24">
            <text:p>316,186</text:p>
          </table:table-cell>
          <table:table-cell office:value-type="float" office:value="320929.01733698399" table:style-name="ce24">
            <text:p>320,929</text:p>
          </table:table-cell>
          <table:table-cell office:value-type="float" office:value="305486.28895522101" table:style-name="ce24">
            <text:p>305,486</text:p>
          </table:table-cell>
          <table:table-cell office:value-type="float" office:value="288748.84398217598" table:style-name="ce24">
            <text:p>288,749</text:p>
          </table:table-cell>
          <table:table-cell office:value-type="float" office:value="307973.728434816" table:style-name="ce24">
            <text:p>307,974</text:p>
          </table:table-cell>
          <table:table-cell office:value-type="float" office:value="290412.982413769" table:style-name="ce24">
            <text:p>290,413</text:p>
          </table:table-cell>
          <table:table-cell office:value-type="float" office:value="293801.35986983997" table:style-name="ce24">
            <text:p>293,801</text:p>
          </table:table-cell>
          <table:table-cell office:value-type="float" office:value="276521.33308491699" table:style-name="ce24">
            <text:p>276,521</text:p>
          </table:table-cell>
          <table:table-cell office:value-type="float" office:value="293249.81154270098" table:style-name="ce24">
            <text:p>293,250</text:p>
          </table:table-cell>
          <table:table-cell table:number-columns-repeated="16361" table:style-name="ce25"/>
        </table:table-row>
        <table:table-row table:style-name="ro2">
          <table:table-cell office:value-type="string" table:style-name="ce20">
            <text:p>Weighted interview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18">
            <text:p>Stage sample</text:p>
          </table:table-cell>
          <table:table-cell table:number-columns-repeated="7" table:style-name="ce5"/>
          <table:table-cell table:number-columns-repeated="15" table:style-name="ce26"/>
          <table:table-cell table:number-columns-repeated="16361" table:style-name="ce3"/>
        </table:table-row>
        <table:table-row table:style-name="ro2">
          <table:table-cell office:value-type="string" table:style-name="ce20">
            <text:p>Unweighted diary</text:p>
          </table:table-cell>
          <table:table-cell office:value-type="float" office:value="112759" table:style-name="ce5">
            <text:p><text:s/>112,759<text:s/></text:p>
          </table:table-cell>
          <table:table-cell office:value-type="float" office:value="112932" table:style-name="ce5">
            <text:p><text:s/>112,932<text:s/></text:p>
          </table:table-cell>
          <table:table-cell office:value-type="float" office:value="110652" table:style-name="ce5">
            <text:p><text:s/>110,652<text:s/></text:p>
          </table:table-cell>
          <table:table-cell office:value-type="float" office:value="100946" table:style-name="ce5">
            <text:p><text:s/>100,946<text:s/></text:p>
          </table:table-cell>
          <table:table-cell office:value-type="float" office:value="102051" table:style-name="ce5">
            <text:p><text:s/>102,051<text:s/></text:p>
          </table:table-cell>
          <table:table-cell office:value-type="float" office:value="118097" table:style-name="ce5">
            <text:p><text:s/>118,097<text:s/></text:p>
          </table:table-cell>
          <table:table-cell office:value-type="float" office:value="115696" table:style-name="ce5">
            <text:p><text:s/>115,696<text:s/></text:p>
          </table:table-cell>
          <table:table-cell office:value-type="float" office:value="248526" table:style-name="ce26">
            <text:p>248,526</text:p>
          </table:table-cell>
          <table:table-cell office:value-type="float" office:value="281917" table:style-name="ce26">
            <text:p>281,917</text:p>
          </table:table-cell>
          <table:table-cell office:value-type="float" office:value="278077" table:style-name="ce26">
            <text:p>278,077</text:p>
          </table:table-cell>
          <table:table-cell office:value-type="float" office:value="287259" table:style-name="ce26">
            <text:p>287,259</text:p>
          </table:table-cell>
          <table:table-cell office:value-type="float" office:value="280786" table:style-name="ce26">
            <text:p>280,786</text:p>
          </table:table-cell>
          <table:table-cell office:value-type="float" office:value="274002" table:style-name="ce26">
            <text:p>274,002</text:p>
          </table:table-cell>
          <table:table-cell office:value-type="float" office:value="267357" table:style-name="ce26">
            <text:p>267,357</text:p>
          </table:table-cell>
          <table:table-cell office:value-type="float" office:value="280135" table:style-name="ce26">
            <text:p>280,135</text:p>
          </table:table-cell>
          <table:table-cell office:value-type="float" office:value="264653" table:style-name="ce26">
            <text:p>264,653</text:p>
          </table:table-cell>
          <table:table-cell office:value-type="float" office:value="246611" table:style-name="ce26">
            <text:p>246,611</text:p>
          </table:table-cell>
          <table:table-cell office:value-type="float" office:value="263966" table:style-name="ce26">
            <text:p>263,966</text:p>
          </table:table-cell>
          <table:table-cell office:value-type="float" office:value="250381" table:style-name="ce26">
            <text:p>250,381</text:p>
          </table:table-cell>
          <table:table-cell office:value-type="float" office:value="255520" table:style-name="ce26">
            <text:p>255,520</text:p>
          </table:table-cell>
          <table:table-cell office:value-type="float" office:value="237563" table:style-name="ce26">
            <text:p>237,563</text:p>
          </table:table-cell>
          <table:table-cell office:value-type="float" office:value="244768" table:style-name="ce26">
            <text:p>244,768</text:p>
          </table:table-cell>
          <table:table-cell table:style-name="ce3"/>
          <table:table-cell table:number-columns-repeated="2" table:style-name="ce22"/>
          <table:table-cell table:number-columns-repeated="16358" table:style-name="ce3"/>
        </table:table-row>
        <table:table-row table:style-name="ro6">
          <table:table-cell office:value-type="string" table:style-name="ce23">
            <text:p>Unweighted diary <text:s/>(short walks grossed up &amp; excluding series of calls)</text:p>
          </table:table-cell>
          <table:table-cell office:value-type="float" office:value="149298" table:style-name="ce22">
            <text:p><text:s/>149,298<text:s/></text:p>
          </table:table-cell>
          <table:table-cell office:value-type="float" office:value="146885" table:style-name="ce22">
            <text:p><text:s/>146,885<text:s/></text:p>
          </table:table-cell>
          <table:table-cell office:value-type="float" office:value="145096" table:style-name="ce22">
            <text:p><text:s/>145,096<text:s/></text:p>
          </table:table-cell>
          <table:table-cell office:value-type="float" office:value="129826" table:style-name="ce22">
            <text:p><text:s/>129,826<text:s/></text:p>
          </table:table-cell>
          <table:table-cell office:value-type="float" office:value="129690" table:style-name="ce22">
            <text:p><text:s/>129,690<text:s/></text:p>
          </table:table-cell>
          <table:table-cell office:value-type="float" office:value="149022" table:style-name="ce22">
            <text:p><text:s/>149,022<text:s/></text:p>
          </table:table-cell>
          <table:table-cell office:value-type="float" office:value="143907" table:style-name="ce22">
            <text:p><text:s/>143,907<text:s/></text:p>
          </table:table-cell>
          <table:table-cell office:value-type="float" office:value="299727" table:style-name="ce27">
            <text:p>299,727</text:p>
          </table:table-cell>
          <table:table-cell office:value-type="float" office:value="341545" table:style-name="ce27">
            <text:p>341,545</text:p>
          </table:table-cell>
          <table:table-cell office:value-type="float" office:value="338340" table:style-name="ce27">
            <text:p>338,340</text:p>
          </table:table-cell>
          <table:table-cell office:value-type="float" office:value="350595" table:style-name="ce27">
            <text:p>350,595</text:p>
          </table:table-cell>
          <table:table-cell office:value-type="float" office:value="344479" table:style-name="ce27">
            <text:p>344,479</text:p>
          </table:table-cell>
          <table:table-cell office:value-type="float" office:value="330936" table:style-name="ce27">
            <text:p>330,936</text:p>
          </table:table-cell>
          <table:table-cell office:value-type="float" office:value="321557" table:style-name="ce27">
            <text:p>321,557</text:p>
          </table:table-cell>
          <table:table-cell office:value-type="float" office:value="341528" table:style-name="ce27">
            <text:p>341,528</text:p>
          </table:table-cell>
          <table:table-cell office:value-type="float" office:value="321633" table:style-name="ce27">
            <text:p>321,633</text:p>
          </table:table-cell>
          <table:table-cell office:value-type="float" office:value="299059" table:style-name="ce27">
            <text:p>299,059</text:p>
          </table:table-cell>
          <table:table-cell office:value-type="float" office:value="319090" table:style-name="ce27">
            <text:p>319,090</text:p>
          </table:table-cell>
          <table:table-cell office:value-type="float" office:value="301637" table:style-name="ce27">
            <text:p>301,637</text:p>
          </table:table-cell>
          <table:table-cell office:value-type="float" office:value="308089" table:style-name="ce27">
            <text:p>308,089</text:p>
          </table:table-cell>
          <table:table-cell office:value-type="float" office:value="287331" table:style-name="ce27">
            <text:p>287,331</text:p>
          </table:table-cell>
          <table:table-cell office:value-type="float" office:value="308921" table:style-name="ce27">
            <text:p>308,921</text:p>
          </table:table-cell>
          <table:table-cell table:number-columns-repeated="16361" table:style-name="ce25"/>
        </table:table-row>
        <table:table-row table:style-name="ro2">
          <table:table-cell office:value-type="string" table:style-name="ce20">
            <text:p>Unweighted interview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table:number-columns-repeated="16361" table:style-name="ce3"/>
        </table:table-row>
        <table:table-row table:style-name="ro2">
          <table:table-cell office:value-type="string" table:style-name="ce20">
            <text:p>Weighted diary</text:p>
          </table:table-cell>
          <table:table-cell office:value-type="float" office:value="116469.29481709001" table:style-name="ce5">
            <text:p><text:s/>116,469<text:s/></text:p>
          </table:table-cell>
          <table:table-cell office:value-type="float" office:value="121784.004380315" table:style-name="ce5">
            <text:p><text:s/>121,784<text:s/></text:p>
          </table:table-cell>
          <table:table-cell office:value-type="float" office:value="114408.38344690199" table:style-name="ce5">
            <text:p><text:s/>114,408<text:s/></text:p>
          </table:table-cell>
          <table:table-cell office:value-type="float" office:value="108276.21122717801" table:style-name="ce5">
            <text:p><text:s/>108,276<text:s/></text:p>
          </table:table-cell>
          <table:table-cell office:value-type="float" office:value="111131.100644946" table:style-name="ce5">
            <text:p><text:s/>111,131<text:s/></text:p>
          </table:table-cell>
          <table:table-cell office:value-type="float" office:value="124762.761293202" table:style-name="ce5">
            <text:p><text:s/>124,763<text:s/></text:p>
          </table:table-cell>
          <table:table-cell office:value-type="float" office:value="124392.00689476699" table:style-name="ce5">
            <text:p><text:s/>124,392<text:s/></text:p>
          </table:table-cell>
          <table:table-cell office:value-type="float" office:value="273832.27949654998" table:style-name="ce26">
            <text:p>273,832</text:p>
          </table:table-cell>
          <table:table-cell office:value-type="float" office:value="301183.829375803" table:style-name="ce26">
            <text:p>301,184</text:p>
          </table:table-cell>
          <table:table-cell office:value-type="float" office:value="294925.81010496599" table:style-name="ce26">
            <text:p>294,926</text:p>
          </table:table-cell>
          <table:table-cell office:value-type="float" office:value="312313.63531607302" table:style-name="ce26">
            <text:p>312,314</text:p>
          </table:table-cell>
          <table:table-cell office:value-type="float" office:value="306220.82682859799" table:style-name="ce26">
            <text:p>306,221</text:p>
          </table:table-cell>
          <table:table-cell office:value-type="float" office:value="295456.24984237499" table:style-name="ce26">
            <text:p>295,456</text:p>
          </table:table-cell>
          <table:table-cell office:value-type="float" office:value="290351.703138577" table:style-name="ce26">
            <text:p>290,352</text:p>
          </table:table-cell>
          <table:table-cell office:value-type="float" office:value="290907.88340471301" table:style-name="ce26">
            <text:p>290,908</text:p>
          </table:table-cell>
          <table:table-cell office:value-type="float" office:value="279584.89809515001" table:style-name="ce26">
            <text:p>279,585</text:p>
          </table:table-cell>
          <table:table-cell office:value-type="float" office:value="262208.73950911599" table:style-name="ce26">
            <text:p>262,209</text:p>
          </table:table-cell>
          <table:table-cell office:value-type="float" office:value="281949.84161321598" table:style-name="ce26">
            <text:p>281,950</text:p>
          </table:table-cell>
          <table:table-cell office:value-type="float" office:value="268792.71011740703" table:style-name="ce26">
            <text:p>268,793</text:p>
          </table:table-cell>
          <table:table-cell office:value-type="float" office:value="271448.36998370202" table:style-name="ce26">
            <text:p>271,448</text:p>
          </table:table-cell>
          <table:table-cell office:value-type="float" office:value="255831.62547722601" table:style-name="ce26">
            <text:p>255,832</text:p>
          </table:table-cell>
          <table:table-cell office:value-type="float" office:value="259634.53191821001" table:style-name="ce26">
            <text:p>259,635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23">
            <text:p>Weighted diary (short walks grossed up &amp; excluding series of calls)</text:p>
          </table:table-cell>
          <table:table-cell office:value-type="float" office:value="152743.77135485399" table:style-name="ce22">
            <text:p><text:s/>152,744<text:s/></text:p>
          </table:table-cell>
          <table:table-cell office:value-type="float" office:value="156459.94545057401" table:style-name="ce22">
            <text:p><text:s/>156,460<text:s/></text:p>
          </table:table-cell>
          <table:table-cell office:value-type="float" office:value="149076.77793732201" table:style-name="ce22">
            <text:p><text:s/>149,077<text:s/></text:p>
          </table:table-cell>
          <table:table-cell office:value-type="float" office:value="137991.84217762901" table:style-name="ce22">
            <text:p><text:s/>137,992<text:s/></text:p>
          </table:table-cell>
          <table:table-cell office:value-type="float" office:value="140784.84717482299" table:style-name="ce22">
            <text:p><text:s/>140,785<text:s/></text:p>
          </table:table-cell>
          <table:table-cell office:value-type="float" office:value="156448.65423819399" table:style-name="ce22">
            <text:p><text:s/>156,449<text:s/></text:p>
          </table:table-cell>
          <table:table-cell office:value-type="float" office:value="154231.360744595" table:style-name="ce22">
            <text:p><text:s/>154,231<text:s/></text:p>
          </table:table-cell>
          <table:table-cell office:value-type="float" office:value="328774.97544127703" table:style-name="ce27">
            <text:p>328,775</text:p>
          </table:table-cell>
          <table:table-cell office:value-type="float" office:value="363302.56011044898" table:style-name="ce27">
            <text:p>363,303</text:p>
          </table:table-cell>
          <table:table-cell office:value-type="float" office:value="357513.83411145199" table:style-name="ce27">
            <text:p>357,514</text:p>
          </table:table-cell>
          <table:table-cell office:value-type="float" office:value="378973.99898922403" table:style-name="ce27">
            <text:p>378,974</text:p>
          </table:table-cell>
          <table:table-cell office:value-type="float" office:value="374014.54638171103" table:style-name="ce27">
            <text:p>374,015</text:p>
          </table:table-cell>
          <table:table-cell office:value-type="float" office:value="354371.36047413899" table:style-name="ce27">
            <text:p>354,371</text:p>
          </table:table-cell>
          <table:table-cell office:value-type="float" office:value="347883.94442779699" table:style-name="ce27">
            <text:p>347,884</text:p>
          </table:table-cell>
          <table:table-cell office:value-type="float" office:value="354204.33137916302" table:style-name="ce27">
            <text:p>354,204</text:p>
          </table:table-cell>
          <table:table-cell office:value-type="float" office:value="338824.04525224399" table:style-name="ce27">
            <text:p>338,824</text:p>
          </table:table-cell>
          <table:table-cell office:value-type="float" office:value="318407.18951588601" table:style-name="ce27">
            <text:p>318,407</text:p>
          </table:table-cell>
          <table:table-cell office:value-type="float" office:value="341180.32254515297" table:style-name="ce27">
            <text:p>341,180</text:p>
          </table:table-cell>
          <table:table-cell office:value-type="float" office:value="323877.26331226801" table:style-name="ce27">
            <text:p>323,877</text:p>
          </table:table-cell>
          <table:table-cell office:value-type="float" office:value="326369.62638111698" table:style-name="ce27">
            <text:p>326,370</text:p>
          </table:table-cell>
          <table:table-cell office:value-type="float" office:value="308802.432173579" table:style-name="ce27">
            <text:p>308,802</text:p>
          </table:table-cell>
          <table:table-cell office:value-type="float" office:value="328602.960794641" table:style-name="ce27">
            <text:p>328,603</text:p>
          </table:table-cell>
          <table:table-cell table:number-columns-repeated="16361" table:style-name="ce25"/>
        </table:table-row>
        <table:table-row table:style-name="ro2">
          <table:table-cell office:value-type="string" table:style-name="ce28">
            <text:p>Weighted interview</text:p>
          </table:table-cell>
          <table:table-cell office:value-type="string" table:style-name="ce29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30">
            <text:p>.</text:p>
          </table:table-cell>
          <table:table-cell table:number-columns-repeated="16361" table:style-name="ce3"/>
        </table:table-row>
        <table:table-row table:style-name="ro2">
          <table:table-cell table:style-name="ce11"/>
          <table:table-cell table:number-columns-repeated="4" table:style-name="ce31"/>
          <table:table-cell table:number-columns-repeated="5" table:style-name="ce13"/>
          <table:table-cell table:style-name="ce31"/>
          <table:table-cell table:number-columns-repeated="9" table:style-name="ce11"/>
          <table:table-cell table:style-name="ce3"/>
          <table:table-cell table:style-name="ce5"/>
          <table:table-cell table:number-columns-repeated="16362" table:style-name="ce3"/>
        </table:table-row>
        <table:table-row table:style-name="ro2">
          <table:table-cell office:value-type="string" table:style-name="ce32">
            <text:p>1 <text:s/>Data for 1995 to 2001 is based on calendars years. Data for 2002 to 2016 is based on survey years which run mid-January to mid-January.<text:s/></text:p>
          </table:table-cell>
          <table:table-cell table:number-columns-repeated="4" table:style-name="ce31"/>
          <table:table-cell table:number-columns-repeated="5" table:style-name="ce13"/>
          <table:table-cell table:style-name="ce31"/>
          <table:table-cell table:number-columns-repeated="9" table:style-name="ce11"/>
          <table:table-cell table:style-name="ce3"/>
          <table:table-cell table:style-name="ce5"/>
          <table:table-cell table:number-columns-repeated="9" table:style-name="ce3"/>
          <table:table-cell table:number-columns-repeated="16353" table:style-name="ce1"/>
        </table:table-row>
        <table:table-row table:style-name="ro7">
          <table:table-cell office:value-type="string" table:number-columns-spanned="23" table:number-rows-spanned="1" table:style-name="ce43">
            <text:p>Note: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. See page 5 of the Statistics Release for more information.</text:p>
          </table:table-cell>
          <table:covered-table-cell table:number-columns-repeated="22"/>
          <table:table-cell table:number-columns-repeated="8" table:style-name="ce3"/>
          <table:table-cell table:number-columns-repeated="16353" table:style-name="ce1"/>
        </table:table-row>
        <table:table-row table:style-name="ro2">
          <table:table-cell table:style-name="ce11"/>
          <table:table-cell table:number-columns-repeated="4" table:style-name="ce31"/>
          <table:table-cell table:number-columns-repeated="5" table:style-name="ce13"/>
          <table:table-cell table:style-name="ce31"/>
          <table:table-cell table:number-columns-repeated="9" table:style-name="ce11"/>
          <table:table-cell table:style-name="ce3"/>
          <table:table-cell table:style-name="ce5"/>
          <table:table-cell table:number-columns-repeated="9" table:style-name="ce3"/>
          <table:table-cell table:number-columns-repeated="16353" table:style-name="ce1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4" table:style-name="ce34"/>
          <table:table-cell table:number-columns-repeated="3" table:style-name="ce32"/>
          <table:table-cell table:number-columns-repeated="5" table:style-name="ce35"/>
          <table:table-cell table:number-columns-repeated="3" table:style-name="ce32"/>
          <table:table-cell table:number-columns-repeated="2" table:style-name="ce36"/>
          <table:table-cell table:number-columns-repeated="4" table:style-name="ce32"/>
          <table:table-cell office:value-type="string" table:style-name="ce37">
            <text:p>Source: National Travel Survey</text:p>
          </table:table-cell>
          <table:table-cell table:number-columns-repeated="16361" table:style-name="ce32"/>
        </table:table-row>
        <table:table-row table:style-name="ro8">
          <table:table-cell office:value-type="string" table:style-name="ce33">
            <text:p>Email: national.travelsurvey@dft.gsi.gov.uk</text:p>
          </table:table-cell>
          <table:table-cell table:number-columns-repeated="4" table:style-name="ce34"/>
          <table:table-cell table:number-columns-repeated="3" table:style-name="ce32"/>
          <table:table-cell table:number-columns-repeated="5" table:style-name="ce38"/>
          <table:table-cell table:number-columns-repeated="3" table:style-name="ce32"/>
          <table:table-cell table:number-columns-repeated="2" table:style-name="ce36"/>
          <table:table-cell table:number-columns-repeated="4" table:style-name="ce32"/>
          <table:table-cell office:value-type="string" table:style-name="ce36">
            <text:p>Last updated: 27 July 2017</text:p>
          </table:table-cell>
          <table:table-cell table:number-columns-repeated="16361" table:style-name="ce32"/>
        </table:table-row>
        <table:table-row table:style-name="ro8">
          <table:table-cell office:value-type="string" table:style-name="ce39">
            <text:p><text:a xlink:href="https://www.gov.uk/government/publications/national-travel-survey-2012">Notes &amp; definitions</text:a></text:p>
          </table:table-cell>
          <table:table-cell table:number-columns-repeated="4" table:style-name="ce34"/>
          <table:table-cell table:number-columns-repeated="3" table:style-name="ce32"/>
          <table:table-cell table:number-columns-repeated="2" table:style-name="ce40"/>
          <table:table-cell table:number-columns-repeated="3" table:style-name="ce38"/>
          <table:table-cell table:number-columns-repeated="3" table:style-name="ce32"/>
          <table:table-cell table:number-columns-repeated="2" table:style-name="ce36"/>
          <table:table-cell table:number-columns-repeated="4" table:style-name="ce32"/>
          <table:table-cell office:value-type="string" table:style-name="ce36">
            <text:p>Next update: Summer 2018</text:p>
          </table:table-cell>
          <table:table-cell table:number-columns-repeated="16361" table:style-name="ce32"/>
        </table:table-row>
        <table:table-row table:style-name="ro2">
          <table:table-cell table:style-name="ce3"/>
          <table:table-cell table:number-columns-repeated="4" table:style-name="ce34"/>
          <table:table-cell table:number-columns-repeated="2" table:style-name="ce41"/>
          <table:table-cell table:number-columns-repeated="14" table:style-name="ce32"/>
          <table:table-cell table:style-name="ce42"/>
          <table:table-cell table:number-columns-repeated="16362" table:style-name="ce32"/>
        </table:table-row>
        <table:table-row table:style-name="ro8">
          <table:table-cell office:value-type="string" table:style-name="ce32">
            <text:p>The figures in this table are National Statistics</text:p>
          </table:table-cell>
          <table:table-cell table:number-columns-repeated="4" table:style-name="ce34"/>
          <table:table-cell table:number-columns-repeated="2" table:style-name="ce41"/>
          <table:table-cell table:number-columns-repeated="14" table:style-name="ce32"/>
          <table:table-cell table:style-name="ce42"/>
          <table:table-cell table:number-columns-repeated="16362" table:style-name="ce32"/>
        </table:table-row>
        <table:table-row table:number-rows-repeated="104852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2016-sample.$A$1"/>
          <table:named-range table:name="Print_Area" table:cell-range-address="nts2016-sample.$A$1:nts2016-sample.$W$56" table:base-cell-address="nts2016-sample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2016-sample.$A$1"/>
        <table:named-expression table:name="activeCell" table:expression="of:=[.#REF!]" table:base-cell-address="nts2016-sample.$A$1"/>
        <table:named-range table:name="ayear" table:cell-range-address="'file:///W:/SECTION1/1-15-98.XLS'#RAWDATA.$J$2" table:base-cell-address="nts2016-sample.$A$1"/>
        <table:named-range table:name="byear" table:cell-range-address="'file:///W:/SECTION1/1-15-98.XLS'#RAWDATA.$L$2" table:base-cell-address="nts2016-sample.$A$1"/>
        <table:named-expression table:name="CategoryTitle" table:expression="of:=[.#REF!]" table:base-cell-address="nts2016-sample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2016-sample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2016-sample.$A$1"/>
        <table:named-range table:name="cyear" table:cell-range-address="'file:///W:/SECTION1/1-15-98.XLS'#RAWDATA.$J$2" table:base-cell-address="nts2016-sample.$A$1"/>
        <table:named-expression table:name="dgdsfyh" table:expression="of:=[.#REF!]" table:base-cell-address="nts2016-sample.$A$1"/>
        <table:named-expression table:name="Dialog" table:expression="of:='http://www.dft.gov.uk/TSGB00/8-01-98.XLS'#$$Dialog" table:base-cell-address="nts2016-sample.$A$1"/>
        <table:named-expression table:name="dialog2" table:expression="of:='http://www.dft.gov.uk/TSGB00/8-01-98.XLS'#$$dialog2" table:base-cell-address="nts2016-sample.$A$1"/>
        <table:named-expression table:name="fayear" table:expression="of:=[.#REF!]" table:base-cell-address="nts2016-sample.$A$1"/>
        <table:named-expression table:name="fdafda" table:expression="of:=[.#REF!]" table:base-cell-address="nts2016-sample.$A$1"/>
        <table:named-range table:name="fendyear" table:cell-range-address="'file:///W:/SECTION1/1-15-98.XLS'#RAWDATA.$L$2" table:base-cell-address="nts2016-sample.$A$1"/>
        <table:named-range table:name="ffyear" table:cell-range-address="'file:///W:/SECTION1/1-15-98.XLS'#RAWDATA.$J$2" table:base-cell-address="nts2016-sample.$A$1"/>
        <table:named-expression table:name="Footnotes" table:expression="of:=[.#REF!]" table:base-cell-address="nts2016-sample.$A$1"/>
        <table:named-range table:name="fyear" table:cell-range-address="'file:///W:/SECTION1/1-15-98.XLS'#RAWDATA.$J$2" table:base-cell-address="nts2016-sample.$A$1"/>
        <table:named-expression table:name="fyear2" table:expression="of:=[.#REF!]" table:base-cell-address="nts2016-sample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nts2016-sample.$A$1"/>
        <table:named-expression table:name="GraphTitle" table:expression="of:=[.#REF!]" table:base-cell-address="nts2016-sample.$A$1"/>
        <table:named-expression table:name="MACRO" table:expression="of:=#N/A" table:base-cell-address="nts2016-sample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2016-sample.$A$1"/>
        <table:named-expression table:name="new_dialog" table:expression="of:='file://tslan10/COMQ/TSGB00/8-01-98.XLS'#$$Dialog" table:base-cell-address="nts2016-sample.$A$1"/>
        <table:named-expression table:name="new_table" table:expression="of:=[.#REF!]" table:base-cell-address="nts2016-sample.$A$1"/>
        <table:named-expression table:name="OldData" table:expression="of:=[.#REF!]" table:base-cell-address="nts2016-sample.$A$1"/>
        <table:named-expression table:name="Print_Area" table:expression="of:=[.#REF!]" table:base-cell-address="nts2016-sample.$A$1"/>
        <table:named-expression table:name="printarea" table:expression="of:=[.#REF!]" table:base-cell-address="nts2016-sample.$A$1"/>
        <table:named-expression table:name="PUBLISH1998_Print_Area" table:expression="of:=[.#REF!]" table:base-cell-address="nts2016-sample.$A$1"/>
        <table:named-expression table:name="TABA1_2" table:expression="of:=#N/A" table:base-cell-address="nts2016-sample.$A$1"/>
        <table:named-expression table:name="TABA3" table:expression="of:=#N/A" table:base-cell-address="nts2016-sample.$A$1"/>
        <table:named-expression table:name="TABB1_2" table:expression="of:=#N/A" table:base-cell-address="nts2016-sample.$A$1"/>
        <table:named-expression table:name="TableTitle" table:expression="of:=[.#REF!]" table:base-cell-address="nts2016-sample.$A$1"/>
        <table:named-expression table:name="testing" table:expression="of:=[.#REF!]" table:base-cell-address="nts2016-sample.$A$1"/>
        <table:named-expression table:name="ValueTitle" table:expression="of:=[.#REF!]" table:base-cell-address="nts2016-sample.$A$1"/>
        <table:named-expression table:name="year" table:expression="of:=[.#REF!]" table:base-cell-address="nts2016-sampl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text> </number:text>
      <number:number number:min-integer-digits="1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Comma_32_2" style:display-name="Comma 2" style:family="table-cell" style:data-style-name="N40"/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tab1_32__40_2_41_" style:display-name="Normal_tab1 (2)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1pt" style:font-size-asian="11pt" style:font-size-complex="11pt"/>
    </style:style>
    <style:style style:name="Normal_tables_32_values" style:display-name="Normal_tables valu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dickins</meta:initial-creator>
    <dc:creator>Darren Stillwell</dc:creator>
    <meta:creation-date>2012-10-17T11:08:23Z</meta:creation-date>
    <dc:date>2017-07-25T11:55:50Z</dc:date>
    <meta:print-date>2016-08-24T16:08:31Z</meta:print-date>
  </office:meta>
</office:document-meta>
</file>